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R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rç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04.3" table:style-name="ce14">
            <text:p>104<text:s/></text:p>
          </table:table-cell>
          <table:table-cell office:value-type="float" office:value="1005328.69" table:style-name="ce14">
            <text:p>1.005.329<text:s/></text:p>
          </table:table-cell>
          <table:table-cell office:value-type="float" office:value="43694290.530000001" table:style-name="ce14">
            <text:p>43.694.291<text:s/></text:p>
          </table:table-cell>
          <table:table-cell office:value-type="float" office:value="4642" table:style-name="ce14">
            <text:p>4.642<text:s/></text:p>
          </table:table-cell>
          <table:table-cell office:value-type="float" office:value="63372850.770000003" table:style-name="ce14">
            <text:p>63.372.851<text:s/></text:p>
          </table:table-cell>
          <table:table-cell office:value-type="float" office:value="35960970.93" table:style-name="ce14">
            <text:p>35.960.971<text:s/></text:p>
          </table:table-cell>
          <table:table-cell office:value-type="float" office:value="3866585.59" table:style-name="ce14">
            <text:p>3.866.586<text:s/></text:p>
          </table:table-cell>
          <table:table-cell office:value-type="float" office:value="114237942.55" table:style-name="ce14">
            <text:p>114.237.943<text:s/></text:p>
          </table:table-cell>
          <table:table-cell office:value-type="float" office:value="33010738.93" table:style-name="ce14">
            <text:p>33.010.739<text:s/></text:p>
          </table:table-cell>
          <table:table-cell office:value-type="float" office:value="1189457.6200000001" table:style-name="ce14">
            <text:p>1.189.458<text:s/></text:p>
          </table:table-cell>
          <table:table-cell office:value-type="float" office:value="68950445.140000001" table:style-name="ce14">
            <text:p>68.950.445<text:s/></text:p>
          </table:table-cell>
          <table:table-cell office:value-type="float" office:value="249060.93" table:style-name="ce14">
            <text:p>249.061<text:s/></text:p>
          </table:table-cell>
          <table:table-cell office:value-type="float" office:value="1441722.81" table:style-name="ce14">
            <text:p>1.441.723<text:s/></text:p>
          </table:table-cell>
          <table:table-cell office:value-type="float" office:value="2966751.06" table:style-name="ce14">
            <text:p>2.966.751<text:s/></text:p>
          </table:table-cell>
          <table:table-cell office:value-type="float" office:value="6276575.0700000003" table:style-name="ce14">
            <text:p>6.276.575<text:s/></text:p>
          </table:table-cell>
          <table:table-cell office:value-type="float" office:value="83743973.730000004" table:style-name="ce14">
            <text:p>83.743.974<text:s/></text:p>
          </table:table-cell>
          <table:table-cell office:value-type="float" office:value="72087.710000000006" table:style-name="ce14">
            <text:p>72.088<text:s/></text:p>
          </table:table-cell>
          <table:table-cell office:value-type="float" office:value="185638358.53999999" table:style-name="ce14">
            <text:p>185.638.359<text:s/></text:p>
          </table:table-cell>
          <table:table-cell office:value-type="float" office:value="208953641.06" table:style-name="ce14">
            <text:p>208.953.641<text:s/></text:p>
          </table:table-cell>
          <table:table-cell office:value-type="float" office:value="2830584.38" table:style-name="ce14">
            <text:p>2.830.584<text:s/></text:p>
          </table:table-cell>
          <table:table-cell office:value-type="float" office:value="8292.4500000000007" table:style-name="ce14">
            <text:p>8.292<text:s/></text:p>
          </table:table-cell>
          <table:table-cell office:value-type="float" office:value="41224.730000000003" table:style-name="ce14">
            <text:p>41.225<text:s/></text:p>
          </table:table-cell>
          <table:table-cell office:value-type="float" office:value="94298616.390000001" table:style-name="ce14">
            <text:p>94.298.616<text:s/></text:p>
          </table:table-cell>
          <table:table-cell office:value-type="float" office:value="404866842.68000001" table:style-name="ce14">
            <text:p>404.866.843<text:s/></text:p>
          </table:table-cell>
          <table:table-cell office:value-type="float" office:value="132.62" table:style-name="ce14">
            <text:p>133<text:s/></text:p>
          </table:table-cell>
          <table:table-cell office:value-type="float" office:value="1340610373.6600001" table:style-name="ce14">
            <text:p>1.340.610.374<text:s/></text:p>
          </table:table-cell>
          <table:table-cell office:value-type="float" office:value="41.24" table:style-name="ce14">
            <text:p>41<text:s/></text:p>
          </table:table-cell>
          <table:table-cell office:value-type="float" office:value="2697291636.1099997" table:style-name="ce15">
            <text:p>2.697.291.6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417.88" table:style-name="ce14">
            <text:p>1.418<text:s/></text:p>
          </table:table-cell>
          <table:table-cell office:value-type="float" office:value="-1.75" table:style-name="ce14">
            <text:p>(2)</text:p>
          </table:table-cell>
          <table:table-cell office:value-type="float" office:value="0" table:style-name="ce14">
            <text:p>-<text:s/></text:p>
          </table:table-cell>
          <table:table-cell office:value-type="float" office:value="71189.58" table:style-name="ce14">
            <text:p>71.190<text:s/></text:p>
          </table:table-cell>
          <table:table-cell office:value-type="float" office:value="1790.22" table:style-name="ce14">
            <text:p>1.790<text:s/></text:p>
          </table:table-cell>
          <table:table-cell office:value-type="float" office:value="-42.25" table:style-name="ce14">
            <text:p>(42)</text:p>
          </table:table-cell>
          <table:table-cell office:value-type="float" office:value="178.9" table:style-name="ce14">
            <text:p>179<text:s/></text:p>
          </table:table-cell>
          <table:table-cell office:value-type="float" office:value="23494.79" table:style-name="ce14">
            <text:p>23.495<text:s/></text:p>
          </table:table-cell>
          <table:table-cell office:value-type="float" office:value="220.75" table:style-name="ce14">
            <text:p>221<text:s/></text:p>
          </table:table-cell>
          <table:table-cell office:value-type="float" office:value="-825.59" table:style-name="ce14">
            <text:p>(826)</text:p>
          </table:table-cell>
          <table:table-cell office:value-type="float" office:value="-28.2" table:style-name="ce14">
            <text:p>(28)</text:p>
          </table:table-cell>
          <table:table-cell office:value-type="float" office:value="2457.0300000000002" table:style-name="ce14">
            <text:p>2.457<text:s/></text:p>
          </table:table-cell>
          <table:table-cell office:value-type="float" office:value="70524.73" table:style-name="ce14">
            <text:p>70.525<text:s/></text:p>
          </table:table-cell>
          <table:table-cell office:value-type="float" office:value="-116.44" table:style-name="ce14">
            <text:p>(116)</text:p>
          </table:table-cell>
          <table:table-cell office:value-type="float" office:value="7797.61" table:style-name="ce14">
            <text:p>7.798<text:s/></text:p>
          </table:table-cell>
          <table:table-cell office:value-type="float" office:value="-26.72" table:style-name="ce14">
            <text:p>(27)</text:p>
          </table:table-cell>
          <table:table-cell office:value-type="float" office:value="130445.46" table:style-name="ce14">
            <text:p>130.445<text:s/></text:p>
          </table:table-cell>
          <table:table-cell office:value-type="float" office:value="2271.94" table:style-name="ce14">
            <text:p>2.272<text:s/></text:p>
          </table:table-cell>
          <table:table-cell office:value-type="float" office:value="-2.93" table:style-name="ce14">
            <text:p>(3)</text:p>
          </table:table-cell>
          <table:table-cell office:value-type="float" office:value="-23.31" table:style-name="ce14">
            <text:p>(23)</text:p>
          </table:table-cell>
          <table:table-cell office:value-type="float" office:value="-1.92" table:style-name="ce14">
            <text:p>(2)</text:p>
          </table:table-cell>
          <table:table-cell office:value-type="float" office:value="290939.44" table:style-name="ce14">
            <text:p>290.939<text:s/></text:p>
          </table:table-cell>
          <table:table-cell office:value-type="float" office:value="471744.83" table:style-name="ce14">
            <text:p>471.745<text:s/></text:p>
          </table:table-cell>
          <table:table-cell office:value-type="float" office:value="-1.1599999999999999" table:style-name="ce14">
            <text:p>(1)</text:p>
          </table:table-cell>
          <table:table-cell office:value-type="float" office:value="776827.85" table:style-name="ce14">
            <text:p>776.828<text:s/></text:p>
          </table:table-cell>
          <table:table-cell office:value-type="float" office:value="19.010000000000002" table:style-name="ce14">
            <text:p>19<text:s/></text:p>
          </table:table-cell>
          <table:table-cell office:value-type="float" office:value="1850249.7500000002" table:style-name="ce15">
            <text:p>1.850.25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46510.99" table:style-name="ce14">
            <text:p>246.511<text:s/></text:p>
          </table:table-cell>
          <table:table-cell office:value-type="float" office:value="4632290.4400000004" table:style-name="ce14">
            <text:p>4.632.290<text:s/></text:p>
          </table:table-cell>
          <table:table-cell office:value-type="float" office:value="9109892.5299999993" table:style-name="ce14">
            <text:p>9.109.893<text:s/></text:p>
          </table:table-cell>
          <table:table-cell office:value-type="float" office:value="717974.73" table:style-name="ce14">
            <text:p>717.975<text:s/></text:p>
          </table:table-cell>
          <table:table-cell office:value-type="float" office:value="111635313.3" table:style-name="ce14">
            <text:p>111.635.313<text:s/></text:p>
          </table:table-cell>
          <table:table-cell office:value-type="float" office:value="34352502.579999998" table:style-name="ce14">
            <text:p>34.352.503<text:s/></text:p>
          </table:table-cell>
          <table:table-cell office:value-type="float" office:value="7409596.9000000004" table:style-name="ce14">
            <text:p>7.409.597<text:s/></text:p>
          </table:table-cell>
          <table:table-cell office:value-type="float" office:value="96591105" table:style-name="ce14">
            <text:p>96.591.105<text:s/></text:p>
          </table:table-cell>
          <table:table-cell office:value-type="float" office:value="35524041.729999997" table:style-name="ce14">
            <text:p>35.524.042<text:s/></text:p>
          </table:table-cell>
          <table:table-cell office:value-type="float" office:value="5316050.87" table:style-name="ce14">
            <text:p>5.316.051<text:s/></text:p>
          </table:table-cell>
          <table:table-cell office:value-type="float" office:value="568026767.00999999" table:style-name="ce14">
            <text:p>568.026.767<text:s/></text:p>
          </table:table-cell>
          <table:table-cell office:value-type="float" office:value="7511018.9699999997" table:style-name="ce14">
            <text:p>7.511.019<text:s/></text:p>
          </table:table-cell>
          <table:table-cell office:value-type="float" office:value="9568525.25" table:style-name="ce14">
            <text:p>9.568.525<text:s/></text:p>
          </table:table-cell>
          <table:table-cell office:value-type="float" office:value="7350336.3899999997" table:style-name="ce14">
            <text:p>7.350.336<text:s/></text:p>
          </table:table-cell>
          <table:table-cell office:value-type="float" office:value="6953833.4100000001" table:style-name="ce14">
            <text:p>6.953.833<text:s/></text:p>
          </table:table-cell>
          <table:table-cell office:value-type="float" office:value="101158666.8" table:style-name="ce14">
            <text:p>101.158.667<text:s/></text:p>
          </table:table-cell>
          <table:table-cell office:value-type="float" office:value="4043702.79" table:style-name="ce14">
            <text:p>4.043.703<text:s/></text:p>
          </table:table-cell>
          <table:table-cell office:value-type="float" office:value="226769464.08000001" table:style-name="ce14">
            <text:p>226.769.464<text:s/></text:p>
          </table:table-cell>
          <table:table-cell office:value-type="float" office:value="247085985.97" table:style-name="ce14">
            <text:p>247.085.986<text:s/></text:p>
          </table:table-cell>
          <table:table-cell office:value-type="float" office:value="5872876.0499999998" table:style-name="ce14">
            <text:p>5.872.876<text:s/></text:p>
          </table:table-cell>
          <table:table-cell office:value-type="float" office:value="2875747.73" table:style-name="ce14">
            <text:p>2.875.748<text:s/></text:p>
          </table:table-cell>
          <table:table-cell office:value-type="float" office:value="18333.62" table:style-name="ce14">
            <text:p>18.334<text:s/></text:p>
          </table:table-cell>
          <table:table-cell office:value-type="float" office:value="387022981.22000003" table:style-name="ce14">
            <text:p>387.022.981<text:s/></text:p>
          </table:table-cell>
          <table:table-cell office:value-type="float" office:value="266894187.62" table:style-name="ce14">
            <text:p>266.894.188<text:s/></text:p>
          </table:table-cell>
          <table:table-cell office:value-type="float" office:value="7356394.5800000001" table:style-name="ce14">
            <text:p>7.356.395<text:s/></text:p>
          </table:table-cell>
          <table:table-cell office:value-type="float" office:value="1588064329.99" table:style-name="ce14">
            <text:p>1.588.064.330<text:s/></text:p>
          </table:table-cell>
          <table:table-cell office:value-type="float" office:value="320430.03000000003" table:style-name="ce14">
            <text:p>320.430<text:s/></text:p>
          </table:table-cell>
          <table:table-cell office:value-type="float" office:value="3742428860.5799994" table:style-name="ce15">
            <text:p>3.742.428.8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57336.04" table:style-name="ce14">
            <text:p>57.33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18357.46" table:style-name="ce14">
            <text:p>18.3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12203393.07999998" table:style-name="ce14">
            <text:p>412.203.39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86.0700000000002" table:style-name="ce14">
            <text:p>2.186<text:s/></text:p>
          </table:table-cell>
          <table:table-cell office:value-type="float" office:value="20380" table:style-name="ce14">
            <text:p>20.380<text:s/></text:p>
          </table:table-cell>
          <table:table-cell office:value-type="float" office:value="6066.1" table:style-name="ce14">
            <text:p>6.0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0821037.209999993" table:style-name="ce14">
            <text:p>90.821.037<text:s/></text:p>
          </table:table-cell>
          <table:table-cell office:value-type="float" office:value="417.6" table:style-name="ce14">
            <text:p>418<text:s/></text:p>
          </table:table-cell>
          <table:table-cell office:value-type="float" office:value="828064.07" table:style-name="ce14">
            <text:p>828.064<text:s/></text:p>
          </table:table-cell>
          <table:table-cell office:value-type="float" office:value="126975.05" table:style-name="ce14">
            <text:p>126.97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4084212.68000001" table:style-name="ce15">
            <text:p>504.084.2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20997.38" table:style-name="ce14">
            <text:p>220.997<text:s/></text:p>
          </table:table-cell>
          <table:table-cell office:value-type="float" office:value="1174324.18" table:style-name="ce14">
            <text:p>1.174.324<text:s/></text:p>
          </table:table-cell>
          <table:table-cell office:value-type="float" office:value="2926927.99" table:style-name="ce14">
            <text:p>2.926.92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832130.41" table:style-name="ce14">
            <text:p>18.832.130<text:s/></text:p>
          </table:table-cell>
          <table:table-cell office:value-type="float" office:value="13997743.16" table:style-name="ce14">
            <text:p>13.997.743<text:s/></text:p>
          </table:table-cell>
          <table:table-cell office:value-type="float" office:value="1748959.75" table:style-name="ce14">
            <text:p>1.748.960<text:s/></text:p>
          </table:table-cell>
          <table:table-cell office:value-type="float" office:value="1340939.53" table:style-name="ce14">
            <text:p>1.340.940<text:s/></text:p>
          </table:table-cell>
          <table:table-cell office:value-type="float" office:value="5709044.3200000003" table:style-name="ce14">
            <text:p>5.709.044<text:s/></text:p>
          </table:table-cell>
          <table:table-cell office:value-type="float" office:value="4157756.05" table:style-name="ce14">
            <text:p>4.157.756<text:s/></text:p>
          </table:table-cell>
          <table:table-cell office:value-type="float" office:value="20691873.350000001" table:style-name="ce14">
            <text:p>20.691.873<text:s/></text:p>
          </table:table-cell>
          <table:table-cell office:value-type="float" office:value="609391.19999999995" table:style-name="ce14">
            <text:p>609.391<text:s/></text:p>
          </table:table-cell>
          <table:table-cell office:value-type="float" office:value="5904182.2699999996" table:style-name="ce14">
            <text:p>5.904.182<text:s/></text:p>
          </table:table-cell>
          <table:table-cell office:value-type="float" office:value="1360691.16" table:style-name="ce14">
            <text:p>1.360.691<text:s/></text:p>
          </table:table-cell>
          <table:table-cell office:value-type="float" office:value="1850596.19" table:style-name="ce14">
            <text:p>1.850.596<text:s/></text:p>
          </table:table-cell>
          <table:table-cell office:value-type="float" office:value="20328197.800000001" table:style-name="ce14">
            <text:p>20.328.198<text:s/></text:p>
          </table:table-cell>
          <table:table-cell office:value-type="float" office:value="1794045.81" table:style-name="ce14">
            <text:p>1.794.046<text:s/></text:p>
          </table:table-cell>
          <table:table-cell office:value-type="float" office:value="4861834.45" table:style-name="ce14">
            <text:p>4.861.834<text:s/></text:p>
          </table:table-cell>
          <table:table-cell office:value-type="float" office:value="37642419.939999998" table:style-name="ce14">
            <text:p>37.642.420<text:s/></text:p>
          </table:table-cell>
          <table:table-cell office:value-type="float" office:value="842589.4" table:style-name="ce14">
            <text:p>842.589<text:s/></text:p>
          </table:table-cell>
          <table:table-cell office:value-type="float" office:value="223373.81" table:style-name="ce14">
            <text:p>223.374<text:s/></text:p>
          </table:table-cell>
          <table:table-cell office:value-type="float" office:value="9395.2900000000009" table:style-name="ce14">
            <text:p>9.395<text:s/></text:p>
          </table:table-cell>
          <table:table-cell office:value-type="float" office:value="10954405.73" table:style-name="ce14">
            <text:p>10.954.406<text:s/></text:p>
          </table:table-cell>
          <table:table-cell office:value-type="float" office:value="7593095.6299999999" table:style-name="ce14">
            <text:p>7.593.096<text:s/></text:p>
          </table:table-cell>
          <table:table-cell office:value-type="float" office:value="2594285.5099999998" table:style-name="ce14">
            <text:p>2.594.286<text:s/></text:p>
          </table:table-cell>
          <table:table-cell office:value-type="float" office:value="66868772.780000001" table:style-name="ce14">
            <text:p>66.868.773<text:s/></text:p>
          </table:table-cell>
          <table:table-cell office:value-type="float" office:value="137505.22" table:style-name="ce14">
            <text:p>137.505<text:s/></text:p>
          </table:table-cell>
          <table:table-cell office:value-type="float" office:value="234375478.30999997" table:style-name="ce15">
            <text:p>234.375.4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0412.799999999999" table:style-name="ce14">
            <text:p>10.4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845.400000000001" table:style-name="ce14">
            <text:p>17.845<text:s/></text:p>
          </table:table-cell>
          <table:table-cell office:value-type="float" office:value="277.22000000000003" table:style-name="ce14">
            <text:p>2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81759.38" table:style-name="ce14">
            <text:p>3.981.759<text:s/></text:p>
          </table:table-cell>
          <table:table-cell office:value-type="float" office:value="1527311.52" table:style-name="ce14">
            <text:p>1.527.3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223.41" table:style-name="ce14">
            <text:p>23.2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22.75" table:style-name="ce14">
            <text:p>3.82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346858.210000001" table:style-name="ce14">
            <text:p>11.346.8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174130.760000002" table:style-name="ce14">
            <text:p>22.174.131<text:s/></text:p>
          </table:table-cell>
          <table:table-cell office:value-type="float" office:value="26851172.18" table:style-name="ce14">
            <text:p>26.851.17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303.43" table:style-name="ce14">
            <text:p>19.30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2539397.759999998" table:style-name="ce14">
            <text:p>52.539.398<text:s/></text:p>
          </table:table-cell>
          <table:table-cell office:value-type="float" office:value="7388128.71" table:style-name="ce14">
            <text:p>7.388.12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4678012.34" table:style-name="ce14">
            <text:p>154.678.0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0561655.87" table:style-name="ce15">
            <text:p>280.561.6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2179.4299999999998" table:style-name="ce14">
            <text:p>2.179<text:s/></text:p>
          </table:table-cell>
          <table:table-cell office:value-type="float" office:value="1261.31" table:style-name="ce14">
            <text:p>1.261<text:s/></text:p>
          </table:table-cell>
          <table:table-cell office:value-type="float" office:value="2838189.34" table:style-name="ce14">
            <text:p>2.838.189<text:s/></text:p>
          </table:table-cell>
          <table:table-cell office:value-type="float" office:value="98154.25" table:style-name="ce14">
            <text:p>98.154<text:s/></text:p>
          </table:table-cell>
          <table:table-cell office:value-type="float" office:value="36825473.109999999" table:style-name="ce14">
            <text:p>36.825.473<text:s/></text:p>
          </table:table-cell>
          <table:table-cell office:value-type="float" office:value="11308353.58" table:style-name="ce14">
            <text:p>11.308.354<text:s/></text:p>
          </table:table-cell>
          <table:table-cell office:value-type="float" office:value="923924.83" table:style-name="ce14">
            <text:p>923.925<text:s/></text:p>
          </table:table-cell>
          <table:table-cell office:value-type="float" office:value="61857667.810000002" table:style-name="ce14">
            <text:p>61.857.668<text:s/></text:p>
          </table:table-cell>
          <table:table-cell office:value-type="float" office:value="10193036.25" table:style-name="ce14">
            <text:p>10.193.036<text:s/></text:p>
          </table:table-cell>
          <table:table-cell office:value-type="float" office:value="332239.48" table:style-name="ce14">
            <text:p>332.239<text:s/></text:p>
          </table:table-cell>
          <table:table-cell office:value-type="float" office:value="34760025.299999997" table:style-name="ce14">
            <text:p>34.760.025<text:s/></text:p>
          </table:table-cell>
          <table:table-cell office:value-type="float" office:value="367784.89" table:style-name="ce14">
            <text:p>367.785<text:s/></text:p>
          </table:table-cell>
          <table:table-cell office:value-type="float" office:value="1229998" table:style-name="ce14">
            <text:p>1.229.998<text:s/></text:p>
          </table:table-cell>
          <table:table-cell office:value-type="float" office:value="2180790" table:style-name="ce14">
            <text:p>2.180.790<text:s/></text:p>
          </table:table-cell>
          <table:table-cell office:value-type="float" office:value="2481510.7799999998" table:style-name="ce14">
            <text:p>2.481.511<text:s/></text:p>
          </table:table-cell>
          <table:table-cell office:value-type="float" office:value="31131361.170000002" table:style-name="ce14">
            <text:p>31.131.361<text:s/></text:p>
          </table:table-cell>
          <table:table-cell office:value-type="float" office:value="711.96" table:style-name="ce14">
            <text:p>712<text:s/></text:p>
          </table:table-cell>
          <table:table-cell office:value-type="float" office:value="85239898.680000007" table:style-name="ce14">
            <text:p>85.239.899<text:s/></text:p>
          </table:table-cell>
          <table:table-cell office:value-type="float" office:value="95328210.439999998" table:style-name="ce14">
            <text:p>95.328.210<text:s/></text:p>
          </table:table-cell>
          <table:table-cell office:value-type="float" office:value="1445341.73" table:style-name="ce14">
            <text:p>1.445.342<text:s/></text:p>
          </table:table-cell>
          <table:table-cell office:value-type="float" office:value="101.24" table:style-name="ce14">
            <text:p>10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2120532.58" table:style-name="ce14">
            <text:p>122.120.533<text:s/></text:p>
          </table:table-cell>
          <table:table-cell office:value-type="float" office:value="140346095.38999999" table:style-name="ce14">
            <text:p>140.346.09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87205320.29000002" table:style-name="ce14">
            <text:p>487.205.3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28218161.8399999" table:style-name="ce15">
            <text:p>1.128.218.1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2921.380000000001" table:style-name="ce14">
            <text:p>12.921<text:s/></text:p>
          </table:table-cell>
          <table:table-cell office:value-type="float" office:value="3456704.9499999997" table:style-name="ce14">
            <text:p>3.456.705<text:s/></text:p>
          </table:table-cell>
          <table:table-cell office:value-type="float" office:value="3326929.8" table:style-name="ce14">
            <text:p>3.326.930<text:s/></text:p>
          </table:table-cell>
          <table:table-cell office:value-type="float" office:value="619543.26" table:style-name="ce14">
            <text:p>619.543<text:s/></text:p>
          </table:table-cell>
          <table:table-cell office:value-type="float" office:value="55920373.740000002" table:style-name="ce14">
            <text:p>55.920.374<text:s/></text:p>
          </table:table-cell>
          <table:table-cell office:value-type="float" office:value="9046405.8399999999" table:style-name="ce14">
            <text:p>9.046.406<text:s/></text:p>
          </table:table-cell>
          <table:table-cell office:value-type="float" office:value="4736712.32" table:style-name="ce14">
            <text:p>4.736.712<text:s/></text:p>
          </table:table-cell>
          <table:table-cell office:value-type="float" office:value="29410738.280000001" table:style-name="ce14">
            <text:p>29.410.738<text:s/></text:p>
          </table:table-cell>
          <table:table-cell office:value-type="float" office:value="18076292.18" table:style-name="ce14">
            <text:p>18.076.292<text:s/></text:p>
          </table:table-cell>
          <table:table-cell office:value-type="float" office:value="826055.34000000008" table:style-name="ce14">
            <text:p>826.055<text:s/></text:p>
          </table:table-cell>
          <table:table-cell office:value-type="float" office:value="100348251.87" table:style-name="ce14">
            <text:p>100.348.252<text:s/></text:p>
          </table:table-cell>
          <table:table-cell office:value-type="float" office:value="6533842.8799999999" table:style-name="ce14">
            <text:p>6.533.843<text:s/></text:p>
          </table:table-cell>
          <table:table-cell office:value-type="float" office:value="2434344.98" table:style-name="ce14">
            <text:p>2.434.345<text:s/></text:p>
          </table:table-cell>
          <table:table-cell office:value-type="float" office:value="3805032.48" table:style-name="ce14">
            <text:p>3.805.032<text:s/></text:p>
          </table:table-cell>
          <table:table-cell office:value-type="float" office:value="2621726.44" table:style-name="ce14">
            <text:p>2.621.726<text:s/></text:p>
          </table:table-cell>
          <table:table-cell office:value-type="float" office:value="38352249.619999997" table:style-name="ce14">
            <text:p>38.352.250<text:s/></text:p>
          </table:table-cell>
          <table:table-cell office:value-type="float" office:value="2248945.02" table:style-name="ce14">
            <text:p>2.248.945<text:s/></text:p>
          </table:table-cell>
          <table:table-cell office:value-type="float" office:value="114491414.12" table:style-name="ce14">
            <text:p>114.491.414<text:s/></text:p>
          </table:table-cell>
          <table:table-cell office:value-type="float" office:value="87243803.409999982" table:style-name="ce14">
            <text:p>87.243.803<text:s/></text:p>
          </table:table-cell>
          <table:table-cell office:value-type="float" office:value="3578878.8199999994" table:style-name="ce14">
            <text:p>3.578.879<text:s/></text:p>
          </table:table-cell>
          <table:table-cell office:value-type="float" office:value="2632969.25" table:style-name="ce14">
            <text:p>2.632.969<text:s/></text:p>
          </table:table-cell>
          <table:table-cell office:value-type="float" office:value="8938.33" table:style-name="ce14">
            <text:p>8.938<text:s/></text:p>
          </table:table-cell>
          <table:table-cell office:value-type="float" office:value="110587607.94" table:style-name="ce14">
            <text:p>110.587.608<text:s/></text:p>
          </table:table-cell>
          <table:table-cell office:value-type="float" office:value="111566450.29000001" table:style-name="ce14">
            <text:p>111.566.450<text:s/></text:p>
          </table:table-cell>
          <table:table-cell office:value-type="float" office:value="3934045" table:style-name="ce14">
            <text:p>3.934.045<text:s/></text:p>
          </table:table-cell>
          <table:table-cell office:value-type="float" office:value="879185249.52999997" table:style-name="ce14">
            <text:p>879.185.250<text:s/></text:p>
          </table:table-cell>
          <table:table-cell office:value-type="float" office:value="182924.81000000003" table:style-name="ce14">
            <text:p>182.925<text:s/></text:p>
          </table:table-cell>
          <table:table-cell office:value-type="float" office:value="1595189351.8799996" table:style-name="ce15">
            <text:p>1.595.189.3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4605223.67" table:style-name="ce14">
            <text:p>14.605.224<text:s/></text:p>
          </table:table-cell>
          <table:table-cell office:value-type="float" office:value="48817035.93" table:style-name="ce14">
            <text:p>48.817.036<text:s/></text:p>
          </table:table-cell>
          <table:table-cell office:value-type="float" office:value="383169390.94999999" table:style-name="ce14">
            <text:p>383.169.391<text:s/></text:p>
          </table:table-cell>
          <table:table-cell office:value-type="float" office:value="10824351.119999999" table:style-name="ce14">
            <text:p>10.824.351<text:s/></text:p>
          </table:table-cell>
          <table:table-cell office:value-type="float" office:value="306871807.38999999" table:style-name="ce14">
            <text:p>306.871.807<text:s/></text:p>
          </table:table-cell>
          <table:table-cell office:value-type="float" office:value="251110123.05000001" table:style-name="ce14">
            <text:p>251.110.123<text:s/></text:p>
          </table:table-cell>
          <table:table-cell office:value-type="float" office:value="3738246348.4900002" table:style-name="ce14">
            <text:p>3.738.246.348<text:s/></text:p>
          </table:table-cell>
          <table:table-cell office:value-type="float" office:value="247354987.84" table:style-name="ce14">
            <text:p>247.354.988<text:s/></text:p>
          </table:table-cell>
          <table:table-cell office:value-type="float" office:value="244263855.03" table:style-name="ce14">
            <text:p>244.263.855<text:s/></text:p>
          </table:table-cell>
          <table:table-cell office:value-type="float" office:value="71221237.920000002" table:style-name="ce14">
            <text:p>71.221.238<text:s/></text:p>
          </table:table-cell>
          <table:table-cell office:value-type="float" office:value="1004403650.2" table:style-name="ce14">
            <text:p>1.004.403.650<text:s/></text:p>
          </table:table-cell>
          <table:table-cell office:value-type="float" office:value="111277989.14" table:style-name="ce14">
            <text:p>111.277.989<text:s/></text:p>
          </table:table-cell>
          <table:table-cell office:value-type="float" office:value="142813464.33000001" table:style-name="ce14">
            <text:p>142.813.464<text:s/></text:p>
          </table:table-cell>
          <table:table-cell office:value-type="float" office:value="228719996.69" table:style-name="ce14">
            <text:p>228.719.997<text:s/></text:p>
          </table:table-cell>
          <table:table-cell office:value-type="float" office:value="81841195.209999993" table:style-name="ce14">
            <text:p>81.841.195<text:s/></text:p>
          </table:table-cell>
          <table:table-cell office:value-type="float" office:value="272543257.56999999" table:style-name="ce14">
            <text:p>272.543.258<text:s/></text:p>
          </table:table-cell>
          <table:table-cell office:value-type="float" office:value="54877585.479999997" table:style-name="ce14">
            <text:p>54.877.585<text:s/></text:p>
          </table:table-cell>
          <table:table-cell office:value-type="float" office:value="984393975.52999997" table:style-name="ce14">
            <text:p>984.393.976<text:s/></text:p>
          </table:table-cell>
          <table:table-cell office:value-type="float" office:value="4096251870.98" table:style-name="ce14">
            <text:p>4.096.251.871<text:s/></text:p>
          </table:table-cell>
          <table:table-cell office:value-type="float" office:value="78675057.849999994" table:style-name="ce14">
            <text:p>78.675.058<text:s/></text:p>
          </table:table-cell>
          <table:table-cell office:value-type="float" office:value="45326128.719999999" table:style-name="ce14">
            <text:p>45.326.129<text:s/></text:p>
          </table:table-cell>
          <table:table-cell office:value-type="float" office:value="15894457.68" table:style-name="ce14">
            <text:p>15.894.458<text:s/></text:p>
          </table:table-cell>
          <table:table-cell office:value-type="float" office:value="851528349.46000004" table:style-name="ce14">
            <text:p>851.528.349<text:s/></text:p>
          </table:table-cell>
          <table:table-cell office:value-type="float" office:value="460078256.94" table:style-name="ce14">
            <text:p>460.078.257<text:s/></text:p>
          </table:table-cell>
          <table:table-cell office:value-type="float" office:value="52285162.909999996" table:style-name="ce14">
            <text:p>52.285.163<text:s/></text:p>
          </table:table-cell>
          <table:table-cell office:value-type="float" office:value="12170291192.379999" table:style-name="ce14">
            <text:p>12.170.291.192<text:s/></text:p>
          </table:table-cell>
          <table:table-cell office:value-type="float" office:value="26122380.09" table:style-name="ce14">
            <text:p>26.122.380<text:s/></text:p>
          </table:table-cell>
          <table:table-cell office:value-type="float" office:value="25993808332.549999" table:style-name="ce15">
            <text:p>25.993.808.3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708257.6" table:style-name="ce14">
            <text:p>1.708.258<text:s/></text:p>
          </table:table-cell>
          <table:table-cell office:value-type="float" office:value="6826215.0099999998" table:style-name="ce14">
            <text:p>6.826.215<text:s/></text:p>
          </table:table-cell>
          <table:table-cell office:value-type="float" office:value="8612835.6699999999" table:style-name="ce14">
            <text:p>8.612.836<text:s/></text:p>
          </table:table-cell>
          <table:table-cell office:value-type="float" office:value="2102165.91" table:style-name="ce14">
            <text:p>2.102.166<text:s/></text:p>
          </table:table-cell>
          <table:table-cell office:value-type="float" office:value="26154068.870000001" table:style-name="ce14">
            <text:p>26.154.069<text:s/></text:p>
          </table:table-cell>
          <table:table-cell office:value-type="float" office:value="18223682.73" table:style-name="ce14">
            <text:p>18.223.683<text:s/></text:p>
          </table:table-cell>
          <table:table-cell office:value-type="float" office:value="38005578.82" table:style-name="ce14">
            <text:p>38.005.579<text:s/></text:p>
          </table:table-cell>
          <table:table-cell office:value-type="float" office:value="12416538.99" table:style-name="ce14">
            <text:p>12.416.539<text:s/></text:p>
          </table:table-cell>
          <table:table-cell office:value-type="float" office:value="30288322.149999999" table:style-name="ce14">
            <text:p>30.288.322<text:s/></text:p>
          </table:table-cell>
          <table:table-cell office:value-type="float" office:value="9127080.0500000007" table:style-name="ce14">
            <text:p>9.127.080<text:s/></text:p>
          </table:table-cell>
          <table:table-cell office:value-type="float" office:value="89679900.060000002" table:style-name="ce14">
            <text:p>89.679.900<text:s/></text:p>
          </table:table-cell>
          <table:table-cell office:value-type="float" office:value="12859840.67" table:style-name="ce14">
            <text:p>12.859.841<text:s/></text:p>
          </table:table-cell>
          <table:table-cell office:value-type="float" office:value="10976148.039999999" table:style-name="ce14">
            <text:p>10.976.148<text:s/></text:p>
          </table:table-cell>
          <table:table-cell office:value-type="float" office:value="12760001.640000001" table:style-name="ce14">
            <text:p>12.760.002<text:s/></text:p>
          </table:table-cell>
          <table:table-cell office:value-type="float" office:value="9302524.8399999999" table:style-name="ce14">
            <text:p>9.302.525<text:s/></text:p>
          </table:table-cell>
          <table:table-cell office:value-type="float" office:value="23416264.300000001" table:style-name="ce14">
            <text:p>23.416.264<text:s/></text:p>
          </table:table-cell>
          <table:table-cell office:value-type="float" office:value="5763183.7999999998" table:style-name="ce14">
            <text:p>5.763.184<text:s/></text:p>
          </table:table-cell>
          <table:table-cell office:value-type="float" office:value="57434586.049999997" table:style-name="ce14">
            <text:p>57.434.586<text:s/></text:p>
          </table:table-cell>
          <table:table-cell office:value-type="float" office:value="210376962.31999999" table:style-name="ce14">
            <text:p>210.376.962<text:s/></text:p>
          </table:table-cell>
          <table:table-cell office:value-type="float" office:value="9199977.1600000001" table:style-name="ce14">
            <text:p>9.199.977<text:s/></text:p>
          </table:table-cell>
          <table:table-cell office:value-type="float" office:value="4862389.18" table:style-name="ce14">
            <text:p>4.862.389<text:s/></text:p>
          </table:table-cell>
          <table:table-cell office:value-type="float" office:value="1794907.28" table:style-name="ce14">
            <text:p>1.794.907<text:s/></text:p>
          </table:table-cell>
          <table:table-cell office:value-type="float" office:value="77795977.530000001" table:style-name="ce14">
            <text:p>77.795.978<text:s/></text:p>
          </table:table-cell>
          <table:table-cell office:value-type="float" office:value="36832721.899999999" table:style-name="ce14">
            <text:p>36.832.722<text:s/></text:p>
          </table:table-cell>
          <table:table-cell office:value-type="float" office:value="6237399.7599999998" table:style-name="ce14">
            <text:p>6.237.400<text:s/></text:p>
          </table:table-cell>
          <table:table-cell office:value-type="float" office:value="505631017.88" table:style-name="ce14">
            <text:p>505.631.018<text:s/></text:p>
          </table:table-cell>
          <table:table-cell office:value-type="float" office:value="3113203.13" table:style-name="ce14">
            <text:p>3.113.203<text:s/></text:p>
          </table:table-cell>
          <table:table-cell office:value-type="float" office:value="1231501751.3399999" table:style-name="ce15">
            <text:p>1.231.501.7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984023.4100000001" table:style-name="ce14">
            <text:p>5.984.023<text:s/></text:p>
          </table:table-cell>
          <table:table-cell office:value-type="float" office:value="15300833.42" table:style-name="ce14">
            <text:p>15.300.833<text:s/></text:p>
          </table:table-cell>
          <table:table-cell office:value-type="float" office:value="286838162.54000002" table:style-name="ce14">
            <text:p>286.838.163<text:s/></text:p>
          </table:table-cell>
          <table:table-cell office:value-type="float" office:value="4304848.2" table:style-name="ce14">
            <text:p>4.304.848<text:s/></text:p>
          </table:table-cell>
          <table:table-cell office:value-type="float" office:value="115748381.40000001" table:style-name="ce14">
            <text:p>115.748.381<text:s/></text:p>
          </table:table-cell>
          <table:table-cell office:value-type="float" office:value="93191655.219999999" table:style-name="ce14">
            <text:p>93.191.655<text:s/></text:p>
          </table:table-cell>
          <table:table-cell office:value-type="float" office:value="701022840.25999999" table:style-name="ce14">
            <text:p>701.022.840<text:s/></text:p>
          </table:table-cell>
          <table:table-cell office:value-type="float" office:value="131287327.75" table:style-name="ce14">
            <text:p>131.287.328<text:s/></text:p>
          </table:table-cell>
          <table:table-cell office:value-type="float" office:value="106263306.2" table:style-name="ce14">
            <text:p>106.263.306<text:s/></text:p>
          </table:table-cell>
          <table:table-cell office:value-type="float" office:value="29552722.649999999" table:style-name="ce14">
            <text:p>29.552.723<text:s/></text:p>
          </table:table-cell>
          <table:table-cell office:value-type="float" office:value="426044793.31" table:style-name="ce14">
            <text:p>426.044.793<text:s/></text:p>
          </table:table-cell>
          <table:table-cell office:value-type="float" office:value="54733178.859999999" table:style-name="ce14">
            <text:p>54.733.179<text:s/></text:p>
          </table:table-cell>
          <table:table-cell office:value-type="float" office:value="65680024.509999998" table:style-name="ce14">
            <text:p>65.680.025<text:s/></text:p>
          </table:table-cell>
          <table:table-cell office:value-type="float" office:value="146657740.47999999" table:style-name="ce14">
            <text:p>146.657.740<text:s/></text:p>
          </table:table-cell>
          <table:table-cell office:value-type="float" office:value="22956932.09" table:style-name="ce14">
            <text:p>22.956.932<text:s/></text:p>
          </table:table-cell>
          <table:table-cell office:value-type="float" office:value="104355396.40000001" table:style-name="ce14">
            <text:p>104.355.396<text:s/></text:p>
          </table:table-cell>
          <table:table-cell office:value-type="float" office:value="23311909.390000001" table:style-name="ce14">
            <text:p>23.311.909<text:s/></text:p>
          </table:table-cell>
          <table:table-cell office:value-type="float" office:value="580775575.69000006" table:style-name="ce14">
            <text:p>580.775.576<text:s/></text:p>
          </table:table-cell>
          <table:table-cell office:value-type="float" office:value="1478911253.48" table:style-name="ce14">
            <text:p>1.478.911.253<text:s/></text:p>
          </table:table-cell>
          <table:table-cell office:value-type="float" office:value="24233338.649999999" table:style-name="ce14">
            <text:p>24.233.339<text:s/></text:p>
          </table:table-cell>
          <table:table-cell office:value-type="float" office:value="22367552.440000001" table:style-name="ce14">
            <text:p>22.367.552<text:s/></text:p>
          </table:table-cell>
          <table:table-cell office:value-type="float" office:value="6906971.3799999999" table:style-name="ce14">
            <text:p>6.906.971<text:s/></text:p>
          </table:table-cell>
          <table:table-cell office:value-type="float" office:value="307986702.06999999" table:style-name="ce14">
            <text:p>307.986.702<text:s/></text:p>
          </table:table-cell>
          <table:table-cell office:value-type="float" office:value="206169035.22999999" table:style-name="ce14">
            <text:p>206.169.035<text:s/></text:p>
          </table:table-cell>
          <table:table-cell office:value-type="float" office:value="19644396.859999999" table:style-name="ce14">
            <text:p>19.644.397<text:s/></text:p>
          </table:table-cell>
          <table:table-cell office:value-type="float" office:value="4118981793.9400001" table:style-name="ce14">
            <text:p>4.118.981.794<text:s/></text:p>
          </table:table-cell>
          <table:table-cell office:value-type="float" office:value="12245244.93" table:style-name="ce14">
            <text:p>12.245.245<text:s/></text:p>
          </table:table-cell>
          <table:table-cell office:value-type="float" office:value="9111455940.7599983" table:style-name="ce15">
            <text:p>9.111.455.9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40164.75" table:style-name="ce14">
            <text:p>40.165<text:s/></text:p>
          </table:table-cell>
          <table:table-cell office:value-type="float" office:value="210810.52" table:style-name="ce14">
            <text:p>210.811<text:s/></text:p>
          </table:table-cell>
          <table:table-cell office:value-type="float" office:value="1128.92" table:style-name="ce14">
            <text:p>1.129<text:s/></text:p>
          </table:table-cell>
          <table:table-cell office:value-type="float" office:value="665031" table:style-name="ce14">
            <text:p>665.031<text:s/></text:p>
          </table:table-cell>
          <table:table-cell office:value-type="float" office:value="3997557.14" table:style-name="ce14">
            <text:p>3.997.557<text:s/></text:p>
          </table:table-cell>
          <table:table-cell office:value-type="float" office:value="383034157.20999998" table:style-name="ce14">
            <text:p>383.034.157<text:s/></text:p>
          </table:table-cell>
          <table:table-cell office:value-type="float" office:value="8416596.9199999999" table:style-name="ce14">
            <text:p>8.416.597<text:s/></text:p>
          </table:table-cell>
          <table:table-cell office:value-type="float" office:value="79138.73" table:style-name="ce14">
            <text:p>79.139<text:s/></text:p>
          </table:table-cell>
          <table:table-cell office:value-type="float" office:value="35.9" table:style-name="ce14">
            <text:p>36<text:s/></text:p>
          </table:table-cell>
          <table:table-cell office:value-type="float" office:value="9001399.9499999993" table:style-name="ce14">
            <text:p>9.001.400<text:s/></text:p>
          </table:table-cell>
          <table:table-cell office:value-type="float" office:value="58395.38" table:style-name="ce14">
            <text:p>58.395<text:s/></text:p>
          </table:table-cell>
          <table:table-cell office:value-type="float" office:value="165304.79" table:style-name="ce14">
            <text:p>165.305<text:s/></text:p>
          </table:table-cell>
          <table:table-cell office:value-type="float" office:value="99170752.170000002" table:style-name="ce14">
            <text:p>99.170.752<text:s/></text:p>
          </table:table-cell>
          <table:table-cell office:value-type="float" office:value="1163.05" table:style-name="ce14">
            <text:p>1.163<text:s/></text:p>
          </table:table-cell>
          <table:table-cell office:value-type="float" office:value="6542903.7400000002" table:style-name="ce14">
            <text:p>6.542.904<text:s/></text:p>
          </table:table-cell>
          <table:table-cell office:value-type="float" office:value="2997.56" table:style-name="ce14">
            <text:p>2.998<text:s/></text:p>
          </table:table-cell>
          <table:table-cell office:value-type="float" office:value="131846462.75" table:style-name="ce14">
            <text:p>131.846.463<text:s/></text:p>
          </table:table-cell>
          <table:table-cell office:value-type="float" office:value="242540973.5" table:style-name="ce14">
            <text:p>242.540.974<text:s/></text:p>
          </table:table-cell>
          <table:table-cell office:value-type="float" office:value="183488.9" table:style-name="ce14">
            <text:p>183.489<text:s/></text:p>
          </table:table-cell>
          <table:table-cell office:value-type="float" office:value="14519.21" table:style-name="ce14">
            <text:p>14.51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499861.979999997" table:style-name="ce14">
            <text:p>36.499.862<text:s/></text:p>
          </table:table-cell>
          <table:table-cell office:value-type="float" office:value="927874.09" table:style-name="ce14">
            <text:p>927.874<text:s/></text:p>
          </table:table-cell>
          <table:table-cell office:value-type="float" office:value="3148946.67" table:style-name="ce14">
            <text:p>3.148.947<text:s/></text:p>
          </table:table-cell>
          <table:table-cell office:value-type="float" office:value="1136308624.27" table:style-name="ce14">
            <text:p>1.136.308.624<text:s/></text:p>
          </table:table-cell>
          <table:table-cell office:value-type="float" office:value="3604.04" table:style-name="ce14">
            <text:p>3.604<text:s/></text:p>
          </table:table-cell>
          <table:table-cell office:value-type="float" office:value="2062861893.1399999" table:style-name="ce15">
            <text:p>2.062.861.8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984023.4100000001" table:style-name="ce14">
            <text:p>5.984.023<text:s/></text:p>
          </table:table-cell>
          <table:table-cell office:value-type="float" office:value="15260668.669999998" table:style-name="ce14">
            <text:p>15.260.669<text:s/></text:p>
          </table:table-cell>
          <table:table-cell office:value-type="float" office:value="286627352.01999998" table:style-name="ce14">
            <text:p>286.627.352<text:s/></text:p>
          </table:table-cell>
          <table:table-cell office:value-type="float" office:value="4303719.28" table:style-name="ce14">
            <text:p>4.303.719<text:s/></text:p>
          </table:table-cell>
          <table:table-cell office:value-type="float" office:value="115083350.40000001" table:style-name="ce14">
            <text:p>115.083.350<text:s/></text:p>
          </table:table-cell>
          <table:table-cell office:value-type="float" office:value="89194098.080000013" table:style-name="ce14">
            <text:p>89.194.098<text:s/></text:p>
          </table:table-cell>
          <table:table-cell office:value-type="float" office:value="317988683.04999995" table:style-name="ce14">
            <text:p>317.988.683<text:s/></text:p>
          </table:table-cell>
          <table:table-cell office:value-type="float" office:value="122870730.83" table:style-name="ce14">
            <text:p>122.870.731<text:s/></text:p>
          </table:table-cell>
          <table:table-cell office:value-type="float" office:value="106184167.47000001" table:style-name="ce14">
            <text:p>106.184.167<text:s/></text:p>
          </table:table-cell>
          <table:table-cell office:value-type="float" office:value="29552686.75" table:style-name="ce14">
            <text:p>29.552.687<text:s/></text:p>
          </table:table-cell>
          <table:table-cell office:value-type="float" office:value="417043393.36000001" table:style-name="ce14">
            <text:p>417.043.393<text:s/></text:p>
          </table:table-cell>
          <table:table-cell office:value-type="float" office:value="54674783.480000004" table:style-name="ce14">
            <text:p>54.674.783<text:s/></text:p>
          </table:table-cell>
          <table:table-cell office:value-type="float" office:value="65514719.719999999" table:style-name="ce14">
            <text:p>65.514.720<text:s/></text:p>
          </table:table-cell>
          <table:table-cell office:value-type="float" office:value="47486988.310000002" table:style-name="ce14">
            <text:p>47.486.988<text:s/></text:p>
          </table:table-cell>
          <table:table-cell office:value-type="float" office:value="22955769.039999999" table:style-name="ce14">
            <text:p>22.955.769<text:s/></text:p>
          </table:table-cell>
          <table:table-cell office:value-type="float" office:value="97812492.660000011" table:style-name="ce14">
            <text:p>97.812.493<text:s/></text:p>
          </table:table-cell>
          <table:table-cell office:value-type="float" office:value="23308911.829999998" table:style-name="ce14">
            <text:p>23.308.912<text:s/></text:p>
          </table:table-cell>
          <table:table-cell office:value-type="float" office:value="448929112.94" table:style-name="ce14">
            <text:p>448.929.113<text:s/></text:p>
          </table:table-cell>
          <table:table-cell office:value-type="float" office:value="1236370279.98" table:style-name="ce14">
            <text:p>1.236.370.280<text:s/></text:p>
          </table:table-cell>
          <table:table-cell office:value-type="float" office:value="24049849.75" table:style-name="ce14">
            <text:p>24.049.850<text:s/></text:p>
          </table:table-cell>
          <table:table-cell office:value-type="float" office:value="22353033.23" table:style-name="ce14">
            <text:p>22.353.033<text:s/></text:p>
          </table:table-cell>
          <table:table-cell office:value-type="float" office:value="6906971.3799999999" table:style-name="ce14">
            <text:p>6.906.971<text:s/></text:p>
          </table:table-cell>
          <table:table-cell office:value-type="float" office:value="271486840.08999997" table:style-name="ce14">
            <text:p>271.486.840<text:s/></text:p>
          </table:table-cell>
          <table:table-cell office:value-type="float" office:value="205241161.14000002" table:style-name="ce14">
            <text:p>205.241.161<text:s/></text:p>
          </table:table-cell>
          <table:table-cell office:value-type="float" office:value="16495450.189999999" table:style-name="ce14">
            <text:p>16.495.450<text:s/></text:p>
          </table:table-cell>
          <table:table-cell office:value-type="float" office:value="2982673169.6700001" table:style-name="ce14">
            <text:p>2.982.673.170<text:s/></text:p>
          </table:table-cell>
          <table:table-cell office:value-type="float" office:value="12241640.890000001" table:style-name="ce14">
            <text:p>12.241.641<text:s/></text:p>
          </table:table-cell>
          <table:table-cell office:value-type="float" office:value="7048594047.6200008" table:style-name="ce15">
            <text:p>7.048.594.0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912942.6600000001" table:style-name="ce14">
            <text:p>6.912.943<text:s/></text:p>
          </table:table-cell>
          <table:table-cell office:value-type="float" office:value="26689987.5" table:style-name="ce14">
            <text:p>26.689.988<text:s/></text:p>
          </table:table-cell>
          <table:table-cell office:value-type="float" office:value="87718392.739999995" table:style-name="ce14">
            <text:p>87.718.393<text:s/></text:p>
          </table:table-cell>
          <table:table-cell office:value-type="float" office:value="4417337.01" table:style-name="ce14">
            <text:p>4.417.337<text:s/></text:p>
          </table:table-cell>
          <table:table-cell office:value-type="float" office:value="164969357.12" table:style-name="ce14">
            <text:p>164.969.357<text:s/></text:p>
          </table:table-cell>
          <table:table-cell office:value-type="float" office:value="139694785.09999999" table:style-name="ce14">
            <text:p>139.694.785<text:s/></text:p>
          </table:table-cell>
          <table:table-cell office:value-type="float" office:value="2999217929.4099998" table:style-name="ce14">
            <text:p>2.999.217.929<text:s/></text:p>
          </table:table-cell>
          <table:table-cell office:value-type="float" office:value="103651121.09999999" table:style-name="ce14">
            <text:p>103.651.121<text:s/></text:p>
          </table:table-cell>
          <table:table-cell office:value-type="float" office:value="107712226.68000001" table:style-name="ce14">
            <text:p>107.712.227<text:s/></text:p>
          </table:table-cell>
          <table:table-cell office:value-type="float" office:value="32541435.219999999" table:style-name="ce14">
            <text:p>32.541.435<text:s/></text:p>
          </table:table-cell>
          <table:table-cell office:value-type="float" office:value="488678956.82999998" table:style-name="ce14">
            <text:p>488.678.957<text:s/></text:p>
          </table:table-cell>
          <table:table-cell office:value-type="float" office:value="43684969.609999999" table:style-name="ce14">
            <text:p>43.684.970<text:s/></text:p>
          </table:table-cell>
          <table:table-cell office:value-type="float" office:value="66157291.780000001" table:style-name="ce14">
            <text:p>66.157.292<text:s/></text:p>
          </table:table-cell>
          <table:table-cell office:value-type="float" office:value="69302254.569999993" table:style-name="ce14">
            <text:p>69.302.255<text:s/></text:p>
          </table:table-cell>
          <table:table-cell office:value-type="float" office:value="49581738.280000001" table:style-name="ce14">
            <text:p>49.581.738<text:s/></text:p>
          </table:table-cell>
          <table:table-cell office:value-type="float" office:value="144771596.87" table:style-name="ce14">
            <text:p>144.771.597<text:s/></text:p>
          </table:table-cell>
          <table:table-cell office:value-type="float" office:value="25802492.289999999" table:style-name="ce14">
            <text:p>25.802.492<text:s/></text:p>
          </table:table-cell>
          <table:table-cell office:value-type="float" office:value="346183813.79000002" table:style-name="ce14">
            <text:p>346.183.814<text:s/></text:p>
          </table:table-cell>
          <table:table-cell office:value-type="float" office:value="2406963655.1799998" table:style-name="ce14">
            <text:p>2.406.963.655<text:s/></text:p>
          </table:table-cell>
          <table:table-cell office:value-type="float" office:value="45241742.039999999" table:style-name="ce14">
            <text:p>45.241.742<text:s/></text:p>
          </table:table-cell>
          <table:table-cell office:value-type="float" office:value="18096187.100000001" table:style-name="ce14">
            <text:p>18.096.187<text:s/></text:p>
          </table:table-cell>
          <table:table-cell office:value-type="float" office:value="7192579.0199999996" table:style-name="ce14">
            <text:p>7.192.579<text:s/></text:p>
          </table:table-cell>
          <table:table-cell office:value-type="float" office:value="465745669.86000001" table:style-name="ce14">
            <text:p>465.745.670<text:s/></text:p>
          </table:table-cell>
          <table:table-cell office:value-type="float" office:value="217076499.81" table:style-name="ce14">
            <text:p>217.076.500<text:s/></text:p>
          </table:table-cell>
          <table:table-cell office:value-type="float" office:value="26403366.289999999" table:style-name="ce14">
            <text:p>26.403.366<text:s/></text:p>
          </table:table-cell>
          <table:table-cell office:value-type="float" office:value="7545678380.5600004" table:style-name="ce14">
            <text:p>7.545.678.381<text:s/></text:p>
          </table:table-cell>
          <table:table-cell office:value-type="float" office:value="10763932.029999999" table:style-name="ce14">
            <text:p>10.763.932<text:s/></text:p>
          </table:table-cell>
          <table:table-cell office:value-type="float" office:value="15650850640.450003" table:style-name="ce15">
            <text:p>15.650.850.6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473991.2599999998" table:style-name="ce14">
            <text:p>6.473.991<text:s/></text:p>
          </table:table-cell>
          <table:table-cell office:value-type="float" office:value="23915029.109999999" table:style-name="ce14">
            <text:p>23.915.029<text:s/></text:p>
          </table:table-cell>
          <table:table-cell office:value-type="float" office:value="65900105.560000002" table:style-name="ce14">
            <text:p>65.900.106<text:s/></text:p>
          </table:table-cell>
          <table:table-cell office:value-type="float" office:value="4045517.02" table:style-name="ce14">
            <text:p>4.045.517<text:s/></text:p>
          </table:table-cell>
          <table:table-cell office:value-type="float" office:value="132055658.33" table:style-name="ce14">
            <text:p>132.055.658<text:s/></text:p>
          </table:table-cell>
          <table:table-cell office:value-type="float" office:value="110340144.89" table:style-name="ce14">
            <text:p>110.340.145<text:s/></text:p>
          </table:table-cell>
          <table:table-cell office:value-type="float" office:value="2411223903.5500002" table:style-name="ce14">
            <text:p>2.411.223.904<text:s/></text:p>
          </table:table-cell>
          <table:table-cell office:value-type="float" office:value="74064848.379999995" table:style-name="ce14">
            <text:p>74.064.848<text:s/></text:p>
          </table:table-cell>
          <table:table-cell office:value-type="float" office:value="87024889.540000007" table:style-name="ce14">
            <text:p>87.024.890<text:s/></text:p>
          </table:table-cell>
          <table:table-cell office:value-type="float" office:value="28694419.920000002" table:style-name="ce14">
            <text:p>28.694.420<text:s/></text:p>
          </table:table-cell>
          <table:table-cell office:value-type="float" office:value="363627836.87" table:style-name="ce14">
            <text:p>363.627.837<text:s/></text:p>
          </table:table-cell>
          <table:table-cell office:value-type="float" office:value="35248251.969999999" table:style-name="ce14">
            <text:p>35.248.252<text:s/></text:p>
          </table:table-cell>
          <table:table-cell office:value-type="float" office:value="54152831.030000001" table:style-name="ce14">
            <text:p>54.152.831<text:s/></text:p>
          </table:table-cell>
          <table:table-cell office:value-type="float" office:value="59355531.829999998" table:style-name="ce14">
            <text:p>59.355.532<text:s/></text:p>
          </table:table-cell>
          <table:table-cell office:value-type="float" office:value="45255900.210000001" table:style-name="ce14">
            <text:p>45.255.900<text:s/></text:p>
          </table:table-cell>
          <table:table-cell office:value-type="float" office:value="120128149.36" table:style-name="ce14">
            <text:p>120.128.149<text:s/></text:p>
          </table:table-cell>
          <table:table-cell office:value-type="float" office:value="23399759.120000001" table:style-name="ce14">
            <text:p>23.399.759<text:s/></text:p>
          </table:table-cell>
          <table:table-cell office:value-type="float" office:value="257392491.03" table:style-name="ce14">
            <text:p>257.392.491<text:s/></text:p>
          </table:table-cell>
          <table:table-cell office:value-type="float" office:value="1299011350.45" table:style-name="ce14">
            <text:p>1.299.011.350<text:s/></text:p>
          </table:table-cell>
          <table:table-cell office:value-type="float" office:value="37884339.140000001" table:style-name="ce14">
            <text:p>37.884.339<text:s/></text:p>
          </table:table-cell>
          <table:table-cell office:value-type="float" office:value="15531367.17" table:style-name="ce14">
            <text:p>15.531.367<text:s/></text:p>
          </table:table-cell>
          <table:table-cell office:value-type="float" office:value="6659458.2699999996" table:style-name="ce14">
            <text:p>6.659.458<text:s/></text:p>
          </table:table-cell>
          <table:table-cell office:value-type="float" office:value="325826968.69999999" table:style-name="ce14">
            <text:p>325.826.969<text:s/></text:p>
          </table:table-cell>
          <table:table-cell office:value-type="float" office:value="156885171.16999999" table:style-name="ce14">
            <text:p>156.885.171<text:s/></text:p>
          </table:table-cell>
          <table:table-cell office:value-type="float" office:value="22196116.399999999" table:style-name="ce14">
            <text:p>22.196.116<text:s/></text:p>
          </table:table-cell>
          <table:table-cell office:value-type="float" office:value="3311236638.8600001" table:style-name="ce14">
            <text:p>3.311.236.639<text:s/></text:p>
          </table:table-cell>
          <table:table-cell office:value-type="float" office:value="8733356.1500000004" table:style-name="ce14">
            <text:p>8.733.356<text:s/></text:p>
          </table:table-cell>
          <table:table-cell office:value-type="float" office:value="9086264025.2900009" table:style-name="ce15">
            <text:p>9.086.264.0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76123.83" table:style-name="ce14">
            <text:p>176.124<text:s/></text:p>
          </table:table-cell>
          <table:table-cell office:value-type="float" office:value="1183630.03" table:style-name="ce14">
            <text:p>1.183.630<text:s/></text:p>
          </table:table-cell>
          <table:table-cell office:value-type="float" office:value="2446381.71" table:style-name="ce14">
            <text:p>2.446.382<text:s/></text:p>
          </table:table-cell>
          <table:table-cell office:value-type="float" office:value="71001.02" table:style-name="ce14">
            <text:p>71.001<text:s/></text:p>
          </table:table-cell>
          <table:table-cell office:value-type="float" office:value="12680035.34" table:style-name="ce14">
            <text:p>12.680.035<text:s/></text:p>
          </table:table-cell>
          <table:table-cell office:value-type="float" office:value="13255076.199999999" table:style-name="ce14">
            <text:p>13.255.076<text:s/></text:p>
          </table:table-cell>
          <table:table-cell office:value-type="float" office:value="381992616.13999999" table:style-name="ce14">
            <text:p>381.992.616<text:s/></text:p>
          </table:table-cell>
          <table:table-cell office:value-type="float" office:value="12492469.220000001" table:style-name="ce14">
            <text:p>12.492.469<text:s/></text:p>
          </table:table-cell>
          <table:table-cell office:value-type="float" office:value="9586576.5600000005" table:style-name="ce14">
            <text:p>9.586.577<text:s/></text:p>
          </table:table-cell>
          <table:table-cell office:value-type="float" office:value="1124645.7" table:style-name="ce14">
            <text:p>1.124.646<text:s/></text:p>
          </table:table-cell>
          <table:table-cell office:value-type="float" office:value="57013787.68" table:style-name="ce14">
            <text:p>57.013.788<text:s/></text:p>
          </table:table-cell>
          <table:table-cell office:value-type="float" office:value="3716526.96" table:style-name="ce14">
            <text:p>3.716.527<text:s/></text:p>
          </table:table-cell>
          <table:table-cell office:value-type="float" office:value="5822862.8499999996" table:style-name="ce14">
            <text:p>5.822.863<text:s/></text:p>
          </table:table-cell>
          <table:table-cell office:value-type="float" office:value="4990738.53" table:style-name="ce14">
            <text:p>4.990.739<text:s/></text:p>
          </table:table-cell>
          <table:table-cell office:value-type="float" office:value="2266692.9900000002" table:style-name="ce14">
            <text:p>2.266.693<text:s/></text:p>
          </table:table-cell>
          <table:table-cell office:value-type="float" office:value="9804093.5500000007" table:style-name="ce14">
            <text:p>9.804.094<text:s/></text:p>
          </table:table-cell>
          <table:table-cell office:value-type="float" office:value="736327.66" table:style-name="ce14">
            <text:p>736.328<text:s/></text:p>
          </table:table-cell>
          <table:table-cell office:value-type="float" office:value="43017449.770000003" table:style-name="ce14">
            <text:p>43.017.450<text:s/></text:p>
          </table:table-cell>
          <table:table-cell office:value-type="float" office:value="567081248.17999995" table:style-name="ce14">
            <text:p>567.081.248<text:s/></text:p>
          </table:table-cell>
          <table:table-cell office:value-type="float" office:value="3722278.95" table:style-name="ce14">
            <text:p>3.722.279<text:s/></text:p>
          </table:table-cell>
          <table:table-cell office:value-type="float" office:value="1724940.45" table:style-name="ce14">
            <text:p>1.724.940<text:s/></text:p>
          </table:table-cell>
          <table:table-cell office:value-type="float" office:value="232148.96" table:style-name="ce14">
            <text:p>232.149<text:s/></text:p>
          </table:table-cell>
          <table:table-cell office:value-type="float" office:value="75605212.120000005" table:style-name="ce14">
            <text:p>75.605.212<text:s/></text:p>
          </table:table-cell>
          <table:table-cell office:value-type="float" office:value="36504484.5" table:style-name="ce14">
            <text:p>36.504.485<text:s/></text:p>
          </table:table-cell>
          <table:table-cell office:value-type="float" office:value="2111389.0099999998" table:style-name="ce14">
            <text:p>2.111.389<text:s/></text:p>
          </table:table-cell>
          <table:table-cell office:value-type="float" office:value="2254858481.9899998" table:style-name="ce14">
            <text:p>2.254.858.482<text:s/></text:p>
          </table:table-cell>
          <table:table-cell office:value-type="float" office:value="1256835.79" table:style-name="ce14">
            <text:p>1.256.836<text:s/></text:p>
          </table:table-cell>
          <table:table-cell office:value-type="float" office:value="3505474055.6899996" table:style-name="ce15">
            <text:p>3.505.474.05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5727.2" table:style-name="ce14">
            <text:p>5.727<text:s/></text:p>
          </table:table-cell>
          <table:table-cell office:value-type="float" office:value="312362.46999999997" table:style-name="ce14">
            <text:p>312.362<text:s/></text:p>
          </table:table-cell>
          <table:table-cell office:value-type="float" office:value="15034165.449999999" table:style-name="ce14">
            <text:p>15.034.165<text:s/></text:p>
          </table:table-cell>
          <table:table-cell office:value-type="float" office:value="59664.41" table:style-name="ce14">
            <text:p>59.664<text:s/></text:p>
          </table:table-cell>
          <table:table-cell office:value-type="float" office:value="9057492.4800000004" table:style-name="ce14">
            <text:p>9.057.492<text:s/></text:p>
          </table:table-cell>
          <table:table-cell office:value-type="float" office:value="6424569.2300000004" table:style-name="ce14">
            <text:p>6.424.569<text:s/></text:p>
          </table:table-cell>
          <table:table-cell office:value-type="float" office:value="81129024.290000007" table:style-name="ce14">
            <text:p>81.129.024<text:s/></text:p>
          </table:table-cell>
          <table:table-cell office:value-type="float" office:value="11268821.810000001" table:style-name="ce14">
            <text:p>11.268.822<text:s/></text:p>
          </table:table-cell>
          <table:table-cell office:value-type="float" office:value="5907122.5599999996" table:style-name="ce14">
            <text:p>5.907.123<text:s/></text:p>
          </table:table-cell>
          <table:table-cell office:value-type="float" office:value="529512.43999999994" table:style-name="ce14">
            <text:p>529.512<text:s/></text:p>
          </table:table-cell>
          <table:table-cell office:value-type="float" office:value="35911562.090000004" table:style-name="ce14">
            <text:p>35.911.562<text:s/></text:p>
          </table:table-cell>
          <table:table-cell office:value-type="float" office:value="2563696.17" table:style-name="ce14">
            <text:p>2.563.696<text:s/></text:p>
          </table:table-cell>
          <table:table-cell office:value-type="float" office:value="3211991.67" table:style-name="ce14">
            <text:p>3.211.992<text:s/></text:p>
          </table:table-cell>
          <table:table-cell office:value-type="float" office:value="1420229.66" table:style-name="ce14">
            <text:p>1.420.230<text:s/></text:p>
          </table:table-cell>
          <table:table-cell office:value-type="float" office:value="485576.68" table:style-name="ce14">
            <text:p>485.577<text:s/></text:p>
          </table:table-cell>
          <table:table-cell office:value-type="float" office:value="6341383.5700000003" table:style-name="ce14">
            <text:p>6.341.384<text:s/></text:p>
          </table:table-cell>
          <table:table-cell office:value-type="float" office:value="118345.2" table:style-name="ce14">
            <text:p>118.345<text:s/></text:p>
          </table:table-cell>
          <table:table-cell office:value-type="float" office:value="24857739.629999999" table:style-name="ce14">
            <text:p>24.857.740<text:s/></text:p>
          </table:table-cell>
          <table:table-cell office:value-type="float" office:value="466640392.68000001" table:style-name="ce14">
            <text:p>466.640.393<text:s/></text:p>
          </table:table-cell>
          <table:table-cell office:value-type="float" office:value="1812831.95" table:style-name="ce14">
            <text:p>1.812.832<text:s/></text:p>
          </table:table-cell>
          <table:table-cell office:value-type="float" office:value="71223.14" table:style-name="ce14">
            <text:p>71.223<text:s/></text:p>
          </table:table-cell>
          <table:table-cell office:value-type="float" office:value="3562.91" table:style-name="ce14">
            <text:p>3.563<text:s/></text:p>
          </table:table-cell>
          <table:table-cell office:value-type="float" office:value="26104410.68" table:style-name="ce14">
            <text:p>26.104.411<text:s/></text:p>
          </table:table-cell>
          <table:table-cell office:value-type="float" office:value="7886267.5099999998" table:style-name="ce14">
            <text:p>7.886.268<text:s/></text:p>
          </table:table-cell>
          <table:table-cell office:value-type="float" office:value="417281.96" table:style-name="ce14">
            <text:p>417.282<text:s/></text:p>
          </table:table-cell>
          <table:table-cell office:value-type="float" office:value="1606726078.77" table:style-name="ce14">
            <text:p>1.606.726.079<text:s/></text:p>
          </table:table-cell>
          <table:table-cell office:value-type="float" office:value="72788.56" table:style-name="ce14">
            <text:p>72.789<text:s/></text:p>
          </table:table-cell>
          <table:table-cell office:value-type="float" office:value="2314373825.1699996" table:style-name="ce15">
            <text:p>2.314.373.8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57100.37" table:style-name="ce14">
            <text:p>257.100<text:s/></text:p>
          </table:table-cell>
          <table:table-cell office:value-type="float" office:value="1278965.8900000001" table:style-name="ce14">
            <text:p>1.278.966<text:s/></text:p>
          </table:table-cell>
          <table:table-cell office:value-type="float" office:value="4337740.0199999996" table:style-name="ce14">
            <text:p>4.337.740<text:s/></text:p>
          </table:table-cell>
          <table:table-cell office:value-type="float" office:value="241154.56" table:style-name="ce14">
            <text:p>241.155<text:s/></text:p>
          </table:table-cell>
          <table:table-cell office:value-type="float" office:value="11176170.970000001" table:style-name="ce14">
            <text:p>11.176.171<text:s/></text:p>
          </table:table-cell>
          <table:table-cell office:value-type="float" office:value="9674994.7800000012" table:style-name="ce14">
            <text:p>9.674.995<text:s/></text:p>
          </table:table-cell>
          <table:table-cell office:value-type="float" office:value="124872385.43000001" table:style-name="ce14">
            <text:p>124.872.385<text:s/></text:p>
          </table:table-cell>
          <table:table-cell office:value-type="float" office:value="5824981.6900000004" table:style-name="ce14">
            <text:p>5.824.982<text:s/></text:p>
          </table:table-cell>
          <table:table-cell office:value-type="float" office:value="5193638.0199999996" table:style-name="ce14">
            <text:p>5.193.638<text:s/></text:p>
          </table:table-cell>
          <table:table-cell office:value-type="float" office:value="2192857.16" table:style-name="ce14">
            <text:p>2.192.857<text:s/></text:p>
          </table:table-cell>
          <table:table-cell office:value-type="float" office:value="32125770.189999998" table:style-name="ce14">
            <text:p>32.125.770<text:s/></text:p>
          </table:table-cell>
          <table:table-cell office:value-type="float" office:value="2156494.5099999998" table:style-name="ce14">
            <text:p>2.156.495<text:s/></text:p>
          </table:table-cell>
          <table:table-cell office:value-type="float" office:value="2969606.23" table:style-name="ce14">
            <text:p>2.969.606<text:s/></text:p>
          </table:table-cell>
          <table:table-cell office:value-type="float" office:value="3535754.5500000003" table:style-name="ce14">
            <text:p>3.535.755<text:s/></text:p>
          </table:table-cell>
          <table:table-cell office:value-type="float" office:value="1573568.4000000001" table:style-name="ce14">
            <text:p>1.573.568<text:s/></text:p>
          </table:table-cell>
          <table:table-cell office:value-type="float" office:value="8497970.3900000006" table:style-name="ce14">
            <text:p>8.497.970<text:s/></text:p>
          </table:table-cell>
          <table:table-cell office:value-type="float" office:value="1548060.31" table:style-name="ce14">
            <text:p>1.548.060<text:s/></text:p>
          </table:table-cell>
          <table:table-cell office:value-type="float" office:value="20916133.359999999" table:style-name="ce14">
            <text:p>20.916.133<text:s/></text:p>
          </table:table-cell>
          <table:table-cell office:value-type="float" office:value="74230663.870000005" table:style-name="ce14">
            <text:p>74.230.664<text:s/></text:p>
          </table:table-cell>
          <table:table-cell office:value-type="float" office:value="1822292" table:style-name="ce14">
            <text:p>1.822.292<text:s/></text:p>
          </table:table-cell>
          <table:table-cell office:value-type="float" office:value="768656.34000000008" table:style-name="ce14">
            <text:p>768.656<text:s/></text:p>
          </table:table-cell>
          <table:table-cell office:value-type="float" office:value="297408.88" table:style-name="ce14">
            <text:p>297.409<text:s/></text:p>
          </table:table-cell>
          <table:table-cell office:value-type="float" office:value="38209078.359999999" table:style-name="ce14">
            <text:p>38.209.078<text:s/></text:p>
          </table:table-cell>
          <table:table-cell office:value-type="float" office:value="15800576.630000001" table:style-name="ce14">
            <text:p>15.800.577<text:s/></text:p>
          </table:table-cell>
          <table:table-cell office:value-type="float" office:value="1678578.9200000002" table:style-name="ce14">
            <text:p>1.678.579<text:s/></text:p>
          </table:table-cell>
          <table:table-cell office:value-type="float" office:value="372857180.94" table:style-name="ce14">
            <text:p>372.857.181<text:s/></text:p>
          </table:table-cell>
          <table:table-cell office:value-type="float" office:value="700951.53" table:style-name="ce14">
            <text:p>700.952<text:s/></text:p>
          </table:table-cell>
          <table:table-cell office:value-type="float" office:value="744738734.29999995" table:style-name="ce15">
            <text:p>744.738.7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6563.25" table:style-name="ce14">
            <text:p>86.563<text:s/></text:p>
          </table:table-cell>
          <table:table-cell office:value-type="float" office:value="253657.11" table:style-name="ce14">
            <text:p>253.657<text:s/></text:p>
          </table:table-cell>
          <table:table-cell office:value-type="float" office:value="2159779.83" table:style-name="ce14">
            <text:p>2.159.780<text:s/></text:p>
          </table:table-cell>
          <table:table-cell office:value-type="float" office:value="38072" table:style-name="ce14">
            <text:p>38.072<text:s/></text:p>
          </table:table-cell>
          <table:table-cell office:value-type="float" office:value="2657074.46" table:style-name="ce14">
            <text:p>2.657.074<text:s/></text:p>
          </table:table-cell>
          <table:table-cell office:value-type="float" office:value="3315813.3" table:style-name="ce14">
            <text:p>3.315.813<text:s/></text:p>
          </table:table-cell>
          <table:table-cell office:value-type="float" office:value="404089297.43000001" table:style-name="ce14">
            <text:p>404.089.297<text:s/></text:p>
          </table:table-cell>
          <table:table-cell office:value-type="float" office:value="9046686.7200000007" table:style-name="ce14">
            <text:p>9.046.687<text:s/></text:p>
          </table:table-cell>
          <table:table-cell office:value-type="float" office:value="2970537.96" table:style-name="ce14">
            <text:p>2.970.538<text:s/></text:p>
          </table:table-cell>
          <table:table-cell office:value-type="float" office:value="572222.07999999996" table:style-name="ce14">
            <text:p>572.222<text:s/></text:p>
          </table:table-cell>
          <table:table-cell office:value-type="float" office:value="54242757.039999999" table:style-name="ce14">
            <text:p>54.242.757<text:s/></text:p>
          </table:table-cell>
          <table:table-cell office:value-type="float" office:value="1337814.58" table:style-name="ce14">
            <text:p>1.337.815<text:s/></text:p>
          </table:table-cell>
          <table:table-cell office:value-type="float" office:value="4002042.27" table:style-name="ce14">
            <text:p>4.002.042<text:s/></text:p>
          </table:table-cell>
          <table:table-cell office:value-type="float" office:value="9110253.3399999999" table:style-name="ce14">
            <text:p>9.110.253<text:s/></text:p>
          </table:table-cell>
          <table:table-cell office:value-type="float" office:value="541350.91" table:style-name="ce14">
            <text:p>541.351<text:s/></text:p>
          </table:table-cell>
          <table:table-cell office:value-type="float" office:value="9837032.3699999992" table:style-name="ce14">
            <text:p>9.837.032<text:s/></text:p>
          </table:table-cell>
          <table:table-cell office:value-type="float" office:value="105046.57" table:style-name="ce14">
            <text:p>105.047<text:s/></text:p>
          </table:table-cell>
          <table:table-cell office:value-type="float" office:value="29905989.84" table:style-name="ce14">
            <text:p>29.905.990<text:s/></text:p>
          </table:table-cell>
          <table:table-cell office:value-type="float" office:value="110410481.88" table:style-name="ce14">
            <text:p>110.410.482<text:s/></text:p>
          </table:table-cell>
          <table:table-cell office:value-type="float" office:value="682810.99" table:style-name="ce14">
            <text:p>682.811<text:s/></text:p>
          </table:table-cell>
          <table:table-cell office:value-type="float" office:value="1703665.48" table:style-name="ce14">
            <text:p>1.703.665<text:s/></text:p>
          </table:table-cell>
          <table:table-cell office:value-type="float" office:value="11381.98" table:style-name="ce14">
            <text:p>11.382<text:s/></text:p>
          </table:table-cell>
          <table:table-cell office:value-type="float" office:value="52321576.039999999" table:style-name="ce14">
            <text:p>52.321.576<text:s/></text:p>
          </table:table-cell>
          <table:table-cell office:value-type="float" office:value="8826692.4299999997" table:style-name="ce14">
            <text:p>8.826.692<text:s/></text:p>
          </table:table-cell>
          <table:table-cell office:value-type="float" office:value="3806231.95" table:style-name="ce14">
            <text:p>3.806.232<text:s/></text:p>
          </table:table-cell>
          <table:table-cell office:value-type="float" office:value="1669963043.6400001" table:style-name="ce14">
            <text:p>1.669.963.044<text:s/></text:p>
          </table:table-cell>
          <table:table-cell office:value-type="float" office:value="70782.36" table:style-name="ce14">
            <text:p>70.782<text:s/></text:p>
          </table:table-cell>
          <table:table-cell office:value-type="float" office:value="2382068657.8099999" table:style-name="ce15">
            <text:p>2.382.068.6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79106.509999999995" table:style-name="ce14">
            <text:p>79.107<text:s/></text:p>
          </table:table-cell>
          <table:table-cell office:value-type="float" office:value="161178.22" table:style-name="ce14">
            <text:p>161.178<text:s/></text:p>
          </table:table-cell>
          <table:table-cell office:value-type="float" office:value="112342.11" table:style-name="ce14">
            <text:p>112.342<text:s/></text:p>
          </table:table-cell>
          <table:table-cell office:value-type="float" office:value="25984.01" table:style-name="ce14">
            <text:p>25.984<text:s/></text:p>
          </table:table-cell>
          <table:table-cell office:value-type="float" office:value="892032.75" table:style-name="ce14">
            <text:p>892.033<text:s/></text:p>
          </table:table-cell>
          <table:table-cell office:value-type="float" office:value="176770.5" table:style-name="ce14">
            <text:p>176.771<text:s/></text:p>
          </table:table-cell>
          <table:table-cell office:value-type="float" office:value="205675.12" table:style-name="ce14">
            <text:p>205.675<text:s/></text:p>
          </table:table-cell>
          <table:table-cell office:value-type="float" office:value="188150.98" table:style-name="ce14">
            <text:p>188.151<text:s/></text:p>
          </table:table-cell>
          <table:table-cell office:value-type="float" office:value="1892973.26" table:style-name="ce14">
            <text:p>1.892.973<text:s/></text:p>
          </table:table-cell>
          <table:table-cell office:value-type="float" office:value="230687.77" table:style-name="ce14">
            <text:p>230.688<text:s/></text:p>
          </table:table-cell>
          <table:table-cell office:value-type="float" office:value="3333721.9" table:style-name="ce14">
            <text:p>3.333.722<text:s/></text:p>
          </table:table-cell>
          <table:table-cell office:value-type="float" office:value="3789250.5600000001" table:style-name="ce14">
            <text:p>3.789.251<text:s/></text:p>
          </table:table-cell>
          <table:table-cell office:value-type="float" office:value="2581954.2599999998" table:style-name="ce14">
            <text:p>2.581.954<text:s/></text:p>
          </table:table-cell>
          <table:table-cell office:value-type="float" office:value="1407152.02" table:style-name="ce14">
            <text:p>1.407.152<text:s/></text:p>
          </table:table-cell>
          <table:table-cell office:value-type="float" office:value="163780.97" table:style-name="ce14">
            <text:p>163.781<text:s/></text:p>
          </table:table-cell>
          <table:table-cell office:value-type="float" office:value="244678.92" table:style-name="ce14">
            <text:p>244.679<text:s/></text:p>
          </table:table-cell>
          <table:table-cell office:value-type="float" office:value="173246.16" table:style-name="ce14">
            <text:p>173.246<text:s/></text:p>
          </table:table-cell>
          <table:table-cell office:value-type="float" office:value="2064252.29" table:style-name="ce14">
            <text:p>2.064.252<text:s/></text:p>
          </table:table-cell>
          <table:table-cell office:value-type="float" office:value="405929.56" table:style-name="ce14">
            <text:p>405.930<text:s/></text:p>
          </table:table-cell>
          <table:table-cell office:value-type="float" office:value="86671.95" table:style-name="ce14">
            <text:p>86.672<text:s/></text:p>
          </table:table-cell>
          <table:table-cell office:value-type="float" office:value="110065.33" table:style-name="ce14">
            <text:p>110.065<text:s/></text:p>
          </table:table-cell>
          <table:table-cell office:value-type="float" office:value="44406.720000000001" table:style-name="ce14">
            <text:p>44.407<text:s/></text:p>
          </table:table-cell>
          <table:table-cell office:value-type="float" office:value="1831045.15" table:style-name="ce14">
            <text:p>1.831.045<text:s/></text:p>
          </table:table-cell>
          <table:table-cell office:value-type="float" office:value="425039.81" table:style-name="ce14">
            <text:p>425.040<text:s/></text:p>
          </table:table-cell>
          <table:table-cell office:value-type="float" office:value="65429.04" table:style-name="ce14">
            <text:p>65.429<text:s/></text:p>
          </table:table-cell>
          <table:table-cell office:value-type="float" office:value="4740856.07" table:style-name="ce14">
            <text:p>4.740.856<text:s/></text:p>
          </table:table-cell>
          <table:table-cell office:value-type="float" office:value="341543.08" table:style-name="ce14">
            <text:p>341.543<text:s/></text:p>
          </table:table-cell>
          <table:table-cell office:value-type="float" office:value="25773925.019999988" table:style-name="ce15">
            <text:p>25.773.92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263555.09" table:style-name="ce14">
            <text:p>10.263.555<text:s/></text:p>
          </table:table-cell>
          <table:table-cell office:value-type="float" office:value="48987896.439999998" table:style-name="ce14">
            <text:p>48.987.896<text:s/></text:p>
          </table:table-cell>
          <table:table-cell office:value-type="float" office:value="279277749.33999997" table:style-name="ce14">
            <text:p>279.277.749<text:s/></text:p>
          </table:table-cell>
          <table:table-cell office:value-type="float" office:value="5991960.0599999996" table:style-name="ce14">
            <text:p>5.991.960<text:s/></text:p>
          </table:table-cell>
          <table:table-cell office:value-type="float" office:value="397013397.32999998" table:style-name="ce14">
            <text:p>397.013.397<text:s/></text:p>
          </table:table-cell>
          <table:table-cell office:value-type="float" office:value="252957781.83000001" table:style-name="ce14">
            <text:p>252.957.782<text:s/></text:p>
          </table:table-cell>
          <table:table-cell office:value-type="float" office:value="859142544.64999998" table:style-name="ce14">
            <text:p>859.142.545<text:s/></text:p>
          </table:table-cell>
          <table:table-cell office:value-type="float" office:value="263047841.66" table:style-name="ce14">
            <text:p>263.047.842<text:s/></text:p>
          </table:table-cell>
          <table:table-cell office:value-type="float" office:value="191192278.86000001" table:style-name="ce14">
            <text:p>191.192.279<text:s/></text:p>
          </table:table-cell>
          <table:table-cell office:value-type="float" office:value="130183165.79000001" table:style-name="ce14">
            <text:p>130.183.166<text:s/></text:p>
          </table:table-cell>
          <table:table-cell office:value-type="float" office:value="769693289.03999996" table:style-name="ce14">
            <text:p>769.693.289<text:s/></text:p>
          </table:table-cell>
          <table:table-cell office:value-type="float" office:value="69979702.719999999" table:style-name="ce14">
            <text:p>69.979.703<text:s/></text:p>
          </table:table-cell>
          <table:table-cell office:value-type="float" office:value="102133749.51000001" table:style-name="ce14">
            <text:p>102.133.750<text:s/></text:p>
          </table:table-cell>
          <table:table-cell office:value-type="float" office:value="97028687.950000003" table:style-name="ce14">
            <text:p>97.028.688<text:s/></text:p>
          </table:table-cell>
          <table:table-cell office:value-type="float" office:value="63995881.75" table:style-name="ce14">
            <text:p>63.995.882<text:s/></text:p>
          </table:table-cell>
          <table:table-cell office:value-type="float" office:value="376013666.14999998" table:style-name="ce14">
            <text:p>376.013.666<text:s/></text:p>
          </table:table-cell>
          <table:table-cell office:value-type="float" office:value="39469985.090000004" table:style-name="ce14">
            <text:p>39.469.985<text:s/></text:p>
          </table:table-cell>
          <table:table-cell office:value-type="float" office:value="908829195.91999996" table:style-name="ce14">
            <text:p>908.829.196<text:s/></text:p>
          </table:table-cell>
          <table:table-cell office:value-type="float" office:value="2953524789.9699998" table:style-name="ce14">
            <text:p>2.953.524.790<text:s/></text:p>
          </table:table-cell>
          <table:table-cell office:value-type="float" office:value="61293807.200000003" table:style-name="ce14">
            <text:p>61.293.807<text:s/></text:p>
          </table:table-cell>
          <table:table-cell office:value-type="float" office:value="27935299.399999999" table:style-name="ce14">
            <text:p>27.935.299<text:s/></text:p>
          </table:table-cell>
          <table:table-cell office:value-type="float" office:value="11655976.949999999" table:style-name="ce14">
            <text:p>11.655.977<text:s/></text:p>
          </table:table-cell>
          <table:table-cell office:value-type="float" office:value="853233406.27999997" table:style-name="ce14">
            <text:p>853.233.406<text:s/></text:p>
          </table:table-cell>
          <table:table-cell office:value-type="float" office:value="769387071.35000002" table:style-name="ce14">
            <text:p>769.387.071<text:s/></text:p>
          </table:table-cell>
          <table:table-cell office:value-type="float" office:value="36851173.640000001" table:style-name="ce14">
            <text:p>36.851.174<text:s/></text:p>
          </table:table-cell>
          <table:table-cell office:value-type="float" office:value="6737230577.0500002" table:style-name="ce14">
            <text:p>6.737.230.577<text:s/></text:p>
          </table:table-cell>
          <table:table-cell office:value-type="float" office:value="24158260.469999999" table:style-name="ce14">
            <text:p>24.158.260<text:s/></text:p>
          </table:table-cell>
          <table:table-cell office:value-type="float" office:value="16340472691.49" table:style-name="ce15">
            <text:p>16.340.472.6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410.67" table:style-name="ce14">
            <text:p>4.411<text:s/></text:p>
          </table:table-cell>
          <table:table-cell office:value-type="float" office:value="61720.3" table:style-name="ce14">
            <text:p>61.720<text:s/></text:p>
          </table:table-cell>
          <table:table-cell office:value-type="float" office:value="131597.09" table:style-name="ce14">
            <text:p>131.597<text:s/></text:p>
          </table:table-cell>
          <table:table-cell office:value-type="float" office:value="21424.06" table:style-name="ce14">
            <text:p>21.424<text:s/></text:p>
          </table:table-cell>
          <table:table-cell office:value-type="float" office:value="3387707.63" table:style-name="ce14">
            <text:p>3.387.708<text:s/></text:p>
          </table:table-cell>
          <table:table-cell office:value-type="float" office:value="19914501.91" table:style-name="ce14">
            <text:p>19.914.502<text:s/></text:p>
          </table:table-cell>
          <table:table-cell office:value-type="float" office:value="464908239.24000001" table:style-name="ce14">
            <text:p>464.908.239<text:s/></text:p>
          </table:table-cell>
          <table:table-cell office:value-type="float" office:value="5247778.84" table:style-name="ce14">
            <text:p>5.247.779<text:s/></text:p>
          </table:table-cell>
          <table:table-cell office:value-type="float" office:value="289003.86" table:style-name="ce14">
            <text:p>289.004<text:s/></text:p>
          </table:table-cell>
          <table:table-cell office:value-type="float" office:value="21382.47" table:style-name="ce14">
            <text:p>21.382<text:s/></text:p>
          </table:table-cell>
          <table:table-cell office:value-type="float" office:value="23212861.920000002" table:style-name="ce14">
            <text:p>23.212.862<text:s/></text:p>
          </table:table-cell>
          <table:table-cell office:value-type="float" office:value="19329.54" table:style-name="ce14">
            <text:p>19.330<text:s/></text:p>
          </table:table-cell>
          <table:table-cell office:value-type="float" office:value="112649.88" table:style-name="ce14">
            <text:p>112.650<text:s/></text:p>
          </table:table-cell>
          <table:table-cell office:value-type="float" office:value="9119730.9900000002" table:style-name="ce14">
            <text:p>9.119.731<text:s/></text:p>
          </table:table-cell>
          <table:table-cell office:value-type="float" office:value="27267.53" table:style-name="ce14">
            <text:p>27.268<text:s/></text:p>
          </table:table-cell>
          <table:table-cell office:value-type="float" office:value="8094737.0099999998" table:style-name="ce14">
            <text:p>8.094.737<text:s/></text:p>
          </table:table-cell>
          <table:table-cell office:value-type="float" office:value="43148.29" table:style-name="ce14">
            <text:p>43.148<text:s/></text:p>
          </table:table-cell>
          <table:table-cell office:value-type="float" office:value="12509014.32" table:style-name="ce14">
            <text:p>12.509.014<text:s/></text:p>
          </table:table-cell>
          <table:table-cell office:value-type="float" office:value="118164415.5" table:style-name="ce14">
            <text:p>118.164.416<text:s/></text:p>
          </table:table-cell>
          <table:table-cell office:value-type="float" office:value="160737.69" table:style-name="ce14">
            <text:p>160.738<text:s/></text:p>
          </table:table-cell>
          <table:table-cell office:value-type="float" office:value="48036.84" table:style-name="ce14">
            <text:p>48.037<text:s/></text:p>
          </table:table-cell>
          <table:table-cell office:value-type="float" office:value="10088.48" table:style-name="ce14">
            <text:p>10.088<text:s/></text:p>
          </table:table-cell>
          <table:table-cell office:value-type="float" office:value="33295864.890000001" table:style-name="ce14">
            <text:p>33.295.865<text:s/></text:p>
          </table:table-cell>
          <table:table-cell office:value-type="float" office:value="967567.49" table:style-name="ce14">
            <text:p>967.567<text:s/></text:p>
          </table:table-cell>
          <table:table-cell office:value-type="float" office:value="1740887.43" table:style-name="ce14">
            <text:p>1.740.887<text:s/></text:p>
          </table:table-cell>
          <table:table-cell office:value-type="float" office:value="807430879.16999996" table:style-name="ce14">
            <text:p>807.430.879<text:s/></text:p>
          </table:table-cell>
          <table:table-cell office:value-type="float" office:value="16271.56" table:style-name="ce14">
            <text:p>16.272<text:s/></text:p>
          </table:table-cell>
          <table:table-cell office:value-type="float" office:value="1508961254.5999999" table:style-name="ce15">
            <text:p>1.508.961.2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259144.42" table:style-name="ce14">
            <text:p>10.259.144<text:s/></text:p>
          </table:table-cell>
          <table:table-cell office:value-type="float" office:value="48926176.140000001" table:style-name="ce14">
            <text:p>48.926.176<text:s/></text:p>
          </table:table-cell>
          <table:table-cell office:value-type="float" office:value="279146152.25" table:style-name="ce14">
            <text:p>279.146.152<text:s/></text:p>
          </table:table-cell>
          <table:table-cell office:value-type="float" office:value="5970535.9999999991" table:style-name="ce14">
            <text:p>5.970.536<text:s/></text:p>
          </table:table-cell>
          <table:table-cell office:value-type="float" office:value="393625689.69999999" table:style-name="ce14">
            <text:p>393.625.690<text:s/></text:p>
          </table:table-cell>
          <table:table-cell office:value-type="float" office:value="233043279.91999999" table:style-name="ce14">
            <text:p>233.043.280<text:s/></text:p>
          </table:table-cell>
          <table:table-cell office:value-type="float" office:value="394234305.41000003" table:style-name="ce14">
            <text:p>394.234.305<text:s/></text:p>
          </table:table-cell>
          <table:table-cell office:value-type="float" office:value="257800062.82000002" table:style-name="ce14">
            <text:p>257.800.063<text:s/></text:p>
          </table:table-cell>
          <table:table-cell office:value-type="float" office:value="190903275" table:style-name="ce14">
            <text:p>190.903.275<text:s/></text:p>
          </table:table-cell>
          <table:table-cell office:value-type="float" office:value="130161783.31999999" table:style-name="ce14">
            <text:p>130.161.783<text:s/></text:p>
          </table:table-cell>
          <table:table-cell office:value-type="float" office:value="746480427.11999989" table:style-name="ce14">
            <text:p>746.480.427<text:s/></text:p>
          </table:table-cell>
          <table:table-cell office:value-type="float" office:value="69960373.179999992" table:style-name="ce14">
            <text:p>69.960.373<text:s/></text:p>
          </table:table-cell>
          <table:table-cell office:value-type="float" office:value="102021099.63" table:style-name="ce14">
            <text:p>102.021.100<text:s/></text:p>
          </table:table-cell>
          <table:table-cell office:value-type="float" office:value="87908956.959999993" table:style-name="ce14">
            <text:p>87.908.957<text:s/></text:p>
          </table:table-cell>
          <table:table-cell office:value-type="float" office:value="63968614.219999999" table:style-name="ce14">
            <text:p>63.968.614<text:s/></text:p>
          </table:table-cell>
          <table:table-cell office:value-type="float" office:value="367918929.14000005" table:style-name="ce14">
            <text:p>367.918.929<text:s/></text:p>
          </table:table-cell>
          <table:table-cell office:value-type="float" office:value="39426836.799999997" table:style-name="ce14">
            <text:p>39.426.837<text:s/></text:p>
          </table:table-cell>
          <table:table-cell office:value-type="float" office:value="896320181.60000002" table:style-name="ce14">
            <text:p>896.320.182<text:s/></text:p>
          </table:table-cell>
          <table:table-cell office:value-type="float" office:value="2835360374.4699998" table:style-name="ce14">
            <text:p>2.835.360.374<text:s/></text:p>
          </table:table-cell>
          <table:table-cell office:value-type="float" office:value="61133069.50999999" table:style-name="ce14">
            <text:p>61.133.070<text:s/></text:p>
          </table:table-cell>
          <table:table-cell office:value-type="float" office:value="27887262.559999999" table:style-name="ce14">
            <text:p>27.887.263<text:s/></text:p>
          </table:table-cell>
          <table:table-cell office:value-type="float" office:value="11645888.469999999" table:style-name="ce14">
            <text:p>11.645.888<text:s/></text:p>
          </table:table-cell>
          <table:table-cell office:value-type="float" office:value="819937541.38999999" table:style-name="ce14">
            <text:p>819.937.541<text:s/></text:p>
          </table:table-cell>
          <table:table-cell office:value-type="float" office:value="768419503.86000013" table:style-name="ce14">
            <text:p>768.419.504<text:s/></text:p>
          </table:table-cell>
          <table:table-cell office:value-type="float" office:value="35110286.210000001" table:style-name="ce14">
            <text:p>35.110.286<text:s/></text:p>
          </table:table-cell>
          <table:table-cell office:value-type="float" office:value="5929799697.8800001" table:style-name="ce14">
            <text:p>5.929.799.698<text:s/></text:p>
          </table:table-cell>
          <table:table-cell office:value-type="float" office:value="24141988.91" table:style-name="ce14">
            <text:p>24.141.989<text:s/></text:p>
          </table:table-cell>
          <table:table-cell office:value-type="float" office:value="14831511436.889999" table:style-name="ce15">
            <text:p>14.831.511.4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161956.79" table:style-name="ce14">
            <text:p>3.161.957<text:s/></text:p>
          </table:table-cell>
          <table:table-cell office:value-type="float" office:value="19393198.260000002" table:style-name="ce14">
            <text:p>19.393.198<text:s/></text:p>
          </table:table-cell>
          <table:table-cell office:value-type="float" office:value="72384415.590000004" table:style-name="ce14">
            <text:p>72.384.416<text:s/></text:p>
          </table:table-cell>
          <table:table-cell office:value-type="float" office:value="3472665.8" table:style-name="ce14">
            <text:p>3.472.666<text:s/></text:p>
          </table:table-cell>
          <table:table-cell office:value-type="float" office:value="123445245.56" table:style-name="ce14">
            <text:p>123.445.246<text:s/></text:p>
          </table:table-cell>
          <table:table-cell office:value-type="float" office:value="75129521.599999994" table:style-name="ce14">
            <text:p>75.129.522<text:s/></text:p>
          </table:table-cell>
          <table:table-cell office:value-type="float" office:value="447025221.35999995" table:style-name="ce14">
            <text:p>447.025.221<text:s/></text:p>
          </table:table-cell>
          <table:table-cell office:value-type="float" office:value="75725718.670000002" table:style-name="ce14">
            <text:p>75.725.719<text:s/></text:p>
          </table:table-cell>
          <table:table-cell office:value-type="float" office:value="67631673.879999995" table:style-name="ce14">
            <text:p>67.631.674<text:s/></text:p>
          </table:table-cell>
          <table:table-cell office:value-type="float" office:value="42618575.780000001" table:style-name="ce14">
            <text:p>42.618.576<text:s/></text:p>
          </table:table-cell>
          <table:table-cell office:value-type="float" office:value="213594974.12" table:style-name="ce14">
            <text:p>213.594.974<text:s/></text:p>
          </table:table-cell>
          <table:table-cell office:value-type="float" office:value="29332914.829999998" table:style-name="ce14">
            <text:p>29.332.915<text:s/></text:p>
          </table:table-cell>
          <table:table-cell office:value-type="float" office:value="38536443.810000002" table:style-name="ce14">
            <text:p>38.536.444<text:s/></text:p>
          </table:table-cell>
          <table:table-cell office:value-type="float" office:value="41909586.280000001" table:style-name="ce14">
            <text:p>41.909.586<text:s/></text:p>
          </table:table-cell>
          <table:table-cell office:value-type="float" office:value="21985703.719999999" table:style-name="ce14">
            <text:p>21.985.704<text:s/></text:p>
          </table:table-cell>
          <table:table-cell office:value-type="float" office:value="108755919.61" table:style-name="ce14">
            <text:p>108.755.920<text:s/></text:p>
          </table:table-cell>
          <table:table-cell office:value-type="float" office:value="17528402.300000001" table:style-name="ce14">
            <text:p>17.528.402<text:s/></text:p>
          </table:table-cell>
          <table:table-cell office:value-type="float" office:value="247064882.03999999" table:style-name="ce14">
            <text:p>247.064.882<text:s/></text:p>
          </table:table-cell>
          <table:table-cell office:value-type="float" office:value="706262375.65999997" table:style-name="ce14">
            <text:p>706.262.376<text:s/></text:p>
          </table:table-cell>
          <table:table-cell office:value-type="float" office:value="27081069.43" table:style-name="ce14">
            <text:p>27.081.069<text:s/></text:p>
          </table:table-cell>
          <table:table-cell office:value-type="float" office:value="13396450.1" table:style-name="ce14">
            <text:p>13.396.450<text:s/></text:p>
          </table:table-cell>
          <table:table-cell office:value-type="float" office:value="6765990.8600000003" table:style-name="ce14">
            <text:p>6.765.991<text:s/></text:p>
          </table:table-cell>
          <table:table-cell office:value-type="float" office:value="240494388.06999999" table:style-name="ce14">
            <text:p>240.494.388<text:s/></text:p>
          </table:table-cell>
          <table:table-cell office:value-type="float" office:value="195250723.41999999" table:style-name="ce14">
            <text:p>195.250.723<text:s/></text:p>
          </table:table-cell>
          <table:table-cell office:value-type="float" office:value="14257725.92" table:style-name="ce14">
            <text:p>14.257.726<text:s/></text:p>
          </table:table-cell>
          <table:table-cell office:value-type="float" office:value="1653284629.22" table:style-name="ce14">
            <text:p>1.653.284.629<text:s/></text:p>
          </table:table-cell>
          <table:table-cell office:value-type="float" office:value="10799869.76" table:style-name="ce14">
            <text:p>10.799.870<text:s/></text:p>
          </table:table-cell>
          <table:table-cell office:value-type="float" office:value="4516290242.4399996" table:style-name="ce15">
            <text:p>4.516.290.2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16.73" table:style-name="ce14">
            <text:p>717<text:s/></text:p>
          </table:table-cell>
          <table:table-cell office:value-type="float" office:value="10097.9" table:style-name="ce14">
            <text:p>10.098<text:s/></text:p>
          </table:table-cell>
          <table:table-cell office:value-type="float" office:value="21548.1" table:style-name="ce14">
            <text:p>21.548<text:s/></text:p>
          </table:table-cell>
          <table:table-cell office:value-type="float" office:value="3478.92" table:style-name="ce14">
            <text:p>3.479<text:s/></text:p>
          </table:table-cell>
          <table:table-cell office:value-type="float" office:value="549854.18999999994" table:style-name="ce14">
            <text:p>549.854<text:s/></text:p>
          </table:table-cell>
          <table:table-cell office:value-type="float" office:value="3248399.08" table:style-name="ce14">
            <text:p>3.248.399<text:s/></text:p>
          </table:table-cell>
          <table:table-cell office:value-type="float" office:value="77922508.230000004" table:style-name="ce14">
            <text:p>77.922.508<text:s/></text:p>
          </table:table-cell>
          <table:table-cell office:value-type="float" office:value="874823.42" table:style-name="ce14">
            <text:p>874.823<text:s/></text:p>
          </table:table-cell>
          <table:table-cell office:value-type="float" office:value="46149.440000000002" table:style-name="ce14">
            <text:p>46.149<text:s/></text:p>
          </table:table-cell>
          <table:table-cell office:value-type="float" office:value="3389.36" table:style-name="ce14">
            <text:p>3.389<text:s/></text:p>
          </table:table-cell>
          <table:table-cell office:value-type="float" office:value="3803557.84" table:style-name="ce14">
            <text:p>3.803.558<text:s/></text:p>
          </table:table-cell>
          <table:table-cell office:value-type="float" office:value="3147.69" table:style-name="ce14">
            <text:p>3.148<text:s/></text:p>
          </table:table-cell>
          <table:table-cell office:value-type="float" office:value="19691.490000000002" table:style-name="ce14">
            <text:p>19.691<text:s/></text:p>
          </table:table-cell>
          <table:table-cell office:value-type="float" office:value="1485000.77" table:style-name="ce14">
            <text:p>1.485.001<text:s/></text:p>
          </table:table-cell>
          <table:table-cell office:value-type="float" office:value="4631.45" table:style-name="ce14">
            <text:p>4.631<text:s/></text:p>
          </table:table-cell>
          <table:table-cell office:value-type="float" office:value="1319028.52" table:style-name="ce14">
            <text:p>1.319.029<text:s/></text:p>
          </table:table-cell>
          <table:table-cell office:value-type="float" office:value="7346.3" table:style-name="ce14">
            <text:p>7.346<text:s/></text:p>
          </table:table-cell>
          <table:table-cell office:value-type="float" office:value="1978039.29" table:style-name="ce14">
            <text:p>1.978.039<text:s/></text:p>
          </table:table-cell>
          <table:table-cell office:value-type="float" office:value="19403195.93" table:style-name="ce14">
            <text:p>19.403.196<text:s/></text:p>
          </table:table-cell>
          <table:table-cell office:value-type="float" office:value="26061.61" table:style-name="ce14">
            <text:p>26.062<text:s/></text:p>
          </table:table-cell>
          <table:table-cell office:value-type="float" office:value="7335.05" table:style-name="ce14">
            <text:p>7.335<text:s/></text:p>
          </table:table-cell>
          <table:table-cell office:value-type="float" office:value="1508.06" table:style-name="ce14">
            <text:p>1.508<text:s/></text:p>
          </table:table-cell>
          <table:table-cell office:value-type="float" office:value="5661248.21" table:style-name="ce14">
            <text:p>5.661.248<text:s/></text:p>
          </table:table-cell>
          <table:table-cell office:value-type="float" office:value="163776.91" table:style-name="ce14">
            <text:p>163.777<text:s/></text:p>
          </table:table-cell>
          <table:table-cell office:value-type="float" office:value="296788.49" table:style-name="ce14">
            <text:p>296.788<text:s/></text:p>
          </table:table-cell>
          <table:table-cell office:value-type="float" office:value="132443903.45999999" table:style-name="ce14">
            <text:p>132.443.903<text:s/></text:p>
          </table:table-cell>
          <table:table-cell office:value-type="float" office:value="2741.08" table:style-name="ce14">
            <text:p>2.741<text:s/></text:p>
          </table:table-cell>
          <table:table-cell office:value-type="float" office:value="249307967.52000001" table:style-name="ce15">
            <text:p>249.307.9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161240.06" table:style-name="ce14">
            <text:p>3.161.240<text:s/></text:p>
          </table:table-cell>
          <table:table-cell office:value-type="float" office:value="19383100.359999999" table:style-name="ce14">
            <text:p>19.383.100<text:s/></text:p>
          </table:table-cell>
          <table:table-cell office:value-type="float" office:value="72362867.489999995" table:style-name="ce14">
            <text:p>72.362.867<text:s/></text:p>
          </table:table-cell>
          <table:table-cell office:value-type="float" office:value="3469186.8800000004" table:style-name="ce14">
            <text:p>3.469.187<text:s/></text:p>
          </table:table-cell>
          <table:table-cell office:value-type="float" office:value="122895391.37" table:style-name="ce14">
            <text:p>122.895.391<text:s/></text:p>
          </table:table-cell>
          <table:table-cell office:value-type="float" office:value="71881122.520000011" table:style-name="ce14">
            <text:p>71.881.123<text:s/></text:p>
          </table:table-cell>
          <table:table-cell office:value-type="float" office:value="369102713.12999994" table:style-name="ce14">
            <text:p>369.102.713<text:s/></text:p>
          </table:table-cell>
          <table:table-cell office:value-type="float" office:value="74850895.25" table:style-name="ce14">
            <text:p>74.850.895<text:s/></text:p>
          </table:table-cell>
          <table:table-cell office:value-type="float" office:value="67585524.439999983" table:style-name="ce14">
            <text:p>67.585.524<text:s/></text:p>
          </table:table-cell>
          <table:table-cell office:value-type="float" office:value="42615186.420000002" table:style-name="ce14">
            <text:p>42.615.186<text:s/></text:p>
          </table:table-cell>
          <table:table-cell office:value-type="float" office:value="209791416.28" table:style-name="ce14">
            <text:p>209.791.416<text:s/></text:p>
          </table:table-cell>
          <table:table-cell office:value-type="float" office:value="29329767.140000001" table:style-name="ce14">
            <text:p>29.329.767<text:s/></text:p>
          </table:table-cell>
          <table:table-cell office:value-type="float" office:value="38516752.32" table:style-name="ce14">
            <text:p>38.516.752<text:s/></text:p>
          </table:table-cell>
          <table:table-cell office:value-type="float" office:value="40424585.509999998" table:style-name="ce14">
            <text:p>40.424.586<text:s/></text:p>
          </table:table-cell>
          <table:table-cell office:value-type="float" office:value="21981072.27" table:style-name="ce14">
            <text:p>21.981.072<text:s/></text:p>
          </table:table-cell>
          <table:table-cell office:value-type="float" office:value="107436891.08999999" table:style-name="ce14">
            <text:p>107.436.891<text:s/></text:p>
          </table:table-cell>
          <table:table-cell office:value-type="float" office:value="17521056" table:style-name="ce14">
            <text:p>17.521.056<text:s/></text:p>
          </table:table-cell>
          <table:table-cell office:value-type="float" office:value="245086842.75000003" table:style-name="ce14">
            <text:p>245.086.843<text:s/></text:p>
          </table:table-cell>
          <table:table-cell office:value-type="float" office:value="686859179.73000014" table:style-name="ce14">
            <text:p>686.859.180<text:s/></text:p>
          </table:table-cell>
          <table:table-cell office:value-type="float" office:value="27055007.82" table:style-name="ce14">
            <text:p>27.055.008<text:s/></text:p>
          </table:table-cell>
          <table:table-cell office:value-type="float" office:value="13389115.050000001" table:style-name="ce14">
            <text:p>13.389.115<text:s/></text:p>
          </table:table-cell>
          <table:table-cell office:value-type="float" office:value="6764482.7999999989" table:style-name="ce14">
            <text:p>6.764.483<text:s/></text:p>
          </table:table-cell>
          <table:table-cell office:value-type="float" office:value="234833139.86000001" table:style-name="ce14">
            <text:p>234.833.140<text:s/></text:p>
          </table:table-cell>
          <table:table-cell office:value-type="float" office:value="195086946.51000005" table:style-name="ce14">
            <text:p>195.086.947<text:s/></text:p>
          </table:table-cell>
          <table:table-cell office:value-type="float" office:value="13960937.429999998" table:style-name="ce14">
            <text:p>13.960.937<text:s/></text:p>
          </table:table-cell>
          <table:table-cell office:value-type="float" office:value="1520840725.76" table:style-name="ce14">
            <text:p>1.520.840.726<text:s/></text:p>
          </table:table-cell>
          <table:table-cell office:value-type="float" office:value="10797128.68" table:style-name="ce14">
            <text:p>10.797.129<text:s/></text:p>
          </table:table-cell>
          <table:table-cell office:value-type="float" office:value="4266982274.9200006" table:style-name="ce15">
            <text:p>4.266.982.2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452709.04" table:style-name="ce14">
            <text:p>3.452.709<text:s/></text:p>
          </table:table-cell>
          <table:table-cell office:value-type="float" office:value="10798210.289999999" table:style-name="ce14">
            <text:p>10.798.210<text:s/></text:p>
          </table:table-cell>
          <table:table-cell office:value-type="float" office:value="254529750.40000001" table:style-name="ce14">
            <text:p>254.529.750<text:s/></text:p>
          </table:table-cell>
          <table:table-cell office:value-type="float" office:value="2237723.35" table:style-name="ce14">
            <text:p>2.237.723<text:s/></text:p>
          </table:table-cell>
          <table:table-cell office:value-type="float" office:value="88016175.719999999" table:style-name="ce14">
            <text:p>88.016.176<text:s/></text:p>
          </table:table-cell>
          <table:table-cell office:value-type="float" office:value="54237501.259999998" table:style-name="ce14">
            <text:p>54.237.501<text:s/></text:p>
          </table:table-cell>
          <table:table-cell office:value-type="float" office:value="761744198.90999997" table:style-name="ce14">
            <text:p>761.744.199<text:s/></text:p>
          </table:table-cell>
          <table:table-cell office:value-type="float" office:value="56844525.530000001" table:style-name="ce14">
            <text:p>56.844.526<text:s/></text:p>
          </table:table-cell>
          <table:table-cell office:value-type="float" office:value="54649719.799999997" table:style-name="ce14">
            <text:p>54.649.720<text:s/></text:p>
          </table:table-cell>
          <table:table-cell office:value-type="float" office:value="19857501.34" table:style-name="ce14">
            <text:p>19.857.501<text:s/></text:p>
          </table:table-cell>
          <table:table-cell office:value-type="float" office:value="225766000.66999999" table:style-name="ce14">
            <text:p>225.766.001<text:s/></text:p>
          </table:table-cell>
          <table:table-cell office:value-type="float" office:value="26760909.399999999" table:style-name="ce14">
            <text:p>26.760.909<text:s/></text:p>
          </table:table-cell>
          <table:table-cell office:value-type="float" office:value="41417856.799999997" table:style-name="ce14">
            <text:p>41.417.857<text:s/></text:p>
          </table:table-cell>
          <table:table-cell office:value-type="float" office:value="128445135.90000001" table:style-name="ce14">
            <text:p>128.445.136<text:s/></text:p>
          </table:table-cell>
          <table:table-cell office:value-type="float" office:value="18072879.260000002" table:style-name="ce14">
            <text:p>18.072.879<text:s/></text:p>
          </table:table-cell>
          <table:table-cell office:value-type="float" office:value="62154155.469999999" table:style-name="ce14">
            <text:p>62.154.155<text:s/></text:p>
          </table:table-cell>
          <table:table-cell office:value-type="float" office:value="13982590.789999999" table:style-name="ce14">
            <text:p>13.982.591<text:s/></text:p>
          </table:table-cell>
          <table:table-cell office:value-type="float" office:value="322551431.98000002" table:style-name="ce14">
            <text:p>322.551.432<text:s/></text:p>
          </table:table-cell>
          <table:table-cell office:value-type="float" office:value="697543186.84000003" table:style-name="ce14">
            <text:p>697.543.187<text:s/></text:p>
          </table:table-cell>
          <table:table-cell office:value-type="float" office:value="15547256.630000001" table:style-name="ce14">
            <text:p>15.547.257<text:s/></text:p>
          </table:table-cell>
          <table:table-cell office:value-type="float" office:value="25608158.879999999" table:style-name="ce14">
            <text:p>25.608.159<text:s/></text:p>
          </table:table-cell>
          <table:table-cell office:value-type="float" office:value="4504724.3899999997" table:style-name="ce14">
            <text:p>4.504.724<text:s/></text:p>
          </table:table-cell>
          <table:table-cell office:value-type="float" office:value="167179586.38" table:style-name="ce14">
            <text:p>167.179.586<text:s/></text:p>
          </table:table-cell>
          <table:table-cell office:value-type="float" office:value="113470426.53" table:style-name="ce14">
            <text:p>113.470.427<text:s/></text:p>
          </table:table-cell>
          <table:table-cell office:value-type="float" office:value="14429291.109999999" table:style-name="ce14">
            <text:p>14.429.291<text:s/></text:p>
          </table:table-cell>
          <table:table-cell office:value-type="float" office:value="2354927114.0700002" table:style-name="ce14">
            <text:p>2.354.927.114<text:s/></text:p>
          </table:table-cell>
          <table:table-cell office:value-type="float" office:value="7425739.46" table:style-name="ce14">
            <text:p>7.425.739<text:s/></text:p>
          </table:table-cell>
          <table:table-cell office:value-type="float" office:value="5546154460.2000008" table:style-name="ce15">
            <text:p>5.546.154.4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621.08" table:style-name="ce14">
            <text:p>1.621<text:s/></text:p>
          </table:table-cell>
          <table:table-cell office:value-type="float" office:value="27293.65" table:style-name="ce14">
            <text:p>27.294<text:s/></text:p>
          </table:table-cell>
          <table:table-cell office:value-type="float" office:value="133600.94" table:style-name="ce14">
            <text:p>133.601<text:s/></text:p>
          </table:table-cell>
          <table:table-cell office:value-type="float" office:value="1265.92" table:style-name="ce14">
            <text:p>1.266<text:s/></text:p>
          </table:table-cell>
          <table:table-cell office:value-type="float" office:value="340725.75" table:style-name="ce14">
            <text:p>340.726<text:s/></text:p>
          </table:table-cell>
          <table:table-cell office:value-type="float" office:value="3562148.07" table:style-name="ce14">
            <text:p>3.562.148<text:s/></text:p>
          </table:table-cell>
          <table:table-cell office:value-type="float" office:value="619212872.30999994" table:style-name="ce14">
            <text:p>619.212.872<text:s/></text:p>
          </table:table-cell>
          <table:table-cell office:value-type="float" office:value="6012284.8200000003" table:style-name="ce14">
            <text:p>6.012.285<text:s/></text:p>
          </table:table-cell>
          <table:table-cell office:value-type="float" office:value="89612" table:style-name="ce14">
            <text:p>89.612<text:s/></text:p>
          </table:table-cell>
          <table:table-cell office:value-type="float" office:value="31.79" table:style-name="ce14">
            <text:p>32<text:s/></text:p>
          </table:table-cell>
          <table:table-cell office:value-type="float" office:value="5816251.21" table:style-name="ce14">
            <text:p>5.816.251<text:s/></text:p>
          </table:table-cell>
          <table:table-cell office:value-type="float" office:value="55369.67" table:style-name="ce14">
            <text:p>55.370<text:s/></text:p>
          </table:table-cell>
          <table:table-cell office:value-type="float" office:value="186000.66" table:style-name="ce14">
            <text:p>186.001<text:s/></text:p>
          </table:table-cell>
          <table:table-cell office:value-type="float" office:value="100823471.20999999" table:style-name="ce14">
            <text:p>100.823.471<text:s/></text:p>
          </table:table-cell>
          <table:table-cell office:value-type="float" office:value="697.83" table:style-name="ce14">
            <text:p>698<text:s/></text:p>
          </table:table-cell>
          <table:table-cell office:value-type="float" office:value="4053389.81" table:style-name="ce14">
            <text:p>4.053.390<text:s/></text:p>
          </table:table-cell>
          <table:table-cell office:value-type="float" office:value="3998.05" table:style-name="ce14">
            <text:p>3.998<text:s/></text:p>
          </table:table-cell>
          <table:table-cell office:value-type="float" office:value="125955726.01000001" table:style-name="ce14">
            <text:p>125.955.726<text:s/></text:p>
          </table:table-cell>
          <table:table-cell office:value-type="float" office:value="161810213.49000001" table:style-name="ce14">
            <text:p>161.810.213<text:s/></text:p>
          </table:table-cell>
          <table:table-cell office:value-type="float" office:value="145444.14000000001" table:style-name="ce14">
            <text:p>145.444<text:s/></text:p>
          </table:table-cell>
          <table:table-cell office:value-type="float" office:value="16741.28" table:style-name="ce14">
            <text:p>16.7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952700.879999999" table:style-name="ce14">
            <text:p>23.952.701<text:s/></text:p>
          </table:table-cell>
          <table:table-cell office:value-type="float" office:value="671067.59" table:style-name="ce14">
            <text:p>671.068<text:s/></text:p>
          </table:table-cell>
          <table:table-cell office:value-type="float" office:value="2561689.7599999998" table:style-name="ce14">
            <text:p>2.561.690<text:s/></text:p>
          </table:table-cell>
          <table:table-cell office:value-type="float" office:value="908736848.82000005" table:style-name="ce14">
            <text:p>908.736.849<text:s/></text:p>
          </table:table-cell>
          <table:table-cell office:value-type="float" office:value="6097.19" table:style-name="ce14">
            <text:p>6.097<text:s/></text:p>
          </table:table-cell>
          <table:table-cell office:value-type="float" office:value="1964177163.9299998" table:style-name="ce15">
            <text:p>1.964.177.1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451087.9600000004" table:style-name="ce14">
            <text:p>3.451.088<text:s/></text:p>
          </table:table-cell>
          <table:table-cell office:value-type="float" office:value="10770916.639999999" table:style-name="ce14">
            <text:p>10.770.917<text:s/></text:p>
          </table:table-cell>
          <table:table-cell office:value-type="float" office:value="254396149.46000001" table:style-name="ce14">
            <text:p>254.396.149<text:s/></text:p>
          </table:table-cell>
          <table:table-cell office:value-type="float" office:value="2236457.4300000002" table:style-name="ce14">
            <text:p>2.236.457<text:s/></text:p>
          </table:table-cell>
          <table:table-cell office:value-type="float" office:value="87675449.970000014" table:style-name="ce14">
            <text:p>87.675.450<text:s/></text:p>
          </table:table-cell>
          <table:table-cell office:value-type="float" office:value="50675353.189999998" table:style-name="ce14">
            <text:p>50.675.353<text:s/></text:p>
          </table:table-cell>
          <table:table-cell office:value-type="float" office:value="142531326.59999999" table:style-name="ce14">
            <text:p>142.531.327<text:s/></text:p>
          </table:table-cell>
          <table:table-cell office:value-type="float" office:value="50832240.709999993" table:style-name="ce14">
            <text:p>50.832.241<text:s/></text:p>
          </table:table-cell>
          <table:table-cell office:value-type="float" office:value="54560107.800000004" table:style-name="ce14">
            <text:p>54.560.108<text:s/></text:p>
          </table:table-cell>
          <table:table-cell office:value-type="float" office:value="19857469.550000001" table:style-name="ce14">
            <text:p>19.857.470<text:s/></text:p>
          </table:table-cell>
          <table:table-cell office:value-type="float" office:value="219949749.46000001" table:style-name="ce14">
            <text:p>219.949.749<text:s/></text:p>
          </table:table-cell>
          <table:table-cell office:value-type="float" office:value="26705539.73" table:style-name="ce14">
            <text:p>26.705.540<text:s/></text:p>
          </table:table-cell>
          <table:table-cell office:value-type="float" office:value="41231856.139999993" table:style-name="ce14">
            <text:p>41.231.856<text:s/></text:p>
          </table:table-cell>
          <table:table-cell office:value-type="float" office:value="27621664.689999998" table:style-name="ce14">
            <text:p>27.621.665<text:s/></text:p>
          </table:table-cell>
          <table:table-cell office:value-type="float" office:value="18072181.429999996" table:style-name="ce14">
            <text:p>18.072.181<text:s/></text:p>
          </table:table-cell>
          <table:table-cell office:value-type="float" office:value="58100765.660000004" table:style-name="ce14">
            <text:p>58.100.766<text:s/></text:p>
          </table:table-cell>
          <table:table-cell office:value-type="float" office:value="13978592.74" table:style-name="ce14">
            <text:p>13.978.593<text:s/></text:p>
          </table:table-cell>
          <table:table-cell office:value-type="float" office:value="196595705.96999997" table:style-name="ce14">
            <text:p>196.595.706<text:s/></text:p>
          </table:table-cell>
          <table:table-cell office:value-type="float" office:value="535732973.34999996" table:style-name="ce14">
            <text:p>535.732.973<text:s/></text:p>
          </table:table-cell>
          <table:table-cell office:value-type="float" office:value="15401812.49" table:style-name="ce14">
            <text:p>15.401.812<text:s/></text:p>
          </table:table-cell>
          <table:table-cell office:value-type="float" office:value="25591417.600000001" table:style-name="ce14">
            <text:p>25.591.418<text:s/></text:p>
          </table:table-cell>
          <table:table-cell office:value-type="float" office:value="4504724.3899999997" table:style-name="ce14">
            <text:p>4.504.724<text:s/></text:p>
          </table:table-cell>
          <table:table-cell office:value-type="float" office:value="143226885.5" table:style-name="ce14">
            <text:p>143.226.886<text:s/></text:p>
          </table:table-cell>
          <table:table-cell office:value-type="float" office:value="112799358.94000001" table:style-name="ce14">
            <text:p>112.799.359<text:s/></text:p>
          </table:table-cell>
          <table:table-cell office:value-type="float" office:value="11867601.35" table:style-name="ce14">
            <text:p>11.867.601<text:s/></text:p>
          </table:table-cell>
          <table:table-cell office:value-type="float" office:value="1446190265.25" table:style-name="ce14">
            <text:p>1.446.190.265<text:s/></text:p>
          </table:table-cell>
          <table:table-cell office:value-type="float" office:value="7419642.2700000005" table:style-name="ce14">
            <text:p>7.419.642<text:s/></text:p>
          </table:table-cell>
          <table:table-cell office:value-type="float" office:value="3581977296.27" table:style-name="ce15">
            <text:p>3.581.977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4542712.0999999996" table:style-name="ce14">
            <text:p>4.542.712<text:s/></text:p>
          </table:table-cell>
          <table:table-cell office:value-type="float" office:value="2606237.7999999998" table:style-name="ce14">
            <text:p>2.606.23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804886.0700000003" table:style-name="ce14">
            <text:p>8.804.88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42975.75" table:style-name="ce14">
            <text:p>942.976<text:s/></text:p>
          </table:table-cell>
          <table:table-cell office:value-type="float" office:value="77.39" table:style-name="ce14">
            <text:p>77<text:s/></text:p>
          </table:table-cell>
          <table:table-cell office:value-type="float" office:value="11420786.57" table:style-name="ce14">
            <text:p>11.420.787<text:s/></text:p>
          </table:table-cell>
          <table:table-cell office:value-type="float" office:value="591.20000000000005" table:style-name="ce14">
            <text:p>591<text:s/></text:p>
          </table:table-cell>
          <table:table-cell office:value-type="float" office:value="255050.25" table:style-name="ce14">
            <text:p>255.050<text:s/></text:p>
          </table:table-cell>
          <table:table-cell office:value-type="float" office:value="221528.48" table:style-name="ce14">
            <text:p>221.528<text:s/></text:p>
          </table:table-cell>
          <table:table-cell office:value-type="float" office:value="254683.85" table:style-name="ce14">
            <text:p>254.684<text:s/></text:p>
          </table:table-cell>
          <table:table-cell office:value-type="float" office:value="400000" table:style-name="ce14">
            <text:p>400.000<text:s/></text:p>
          </table:table-cell>
          <table:table-cell office:value-type="float" office:value="13165370.289999999" table:style-name="ce14">
            <text:p>13.165.37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217890.149999999" table:style-name="ce14">
            <text:p>21.217.890<text:s/></text:p>
          </table:table-cell>
          <table:table-cell office:value-type="float" office:value="354876877.06" table:style-name="ce14">
            <text:p>354.876.8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550430.6799999997" table:style-name="ce14">
            <text:p>7.550.431<text:s/></text:p>
          </table:table-cell>
          <table:table-cell office:value-type="float" office:value="192.49" table:style-name="ce14">
            <text:p>192<text:s/></text:p>
          </table:table-cell>
          <table:table-cell office:value-type="float" office:value="5338.04" table:style-name="ce14">
            <text:p>5.338<text:s/></text:p>
          </table:table-cell>
          <table:table-cell office:value-type="float" office:value="13416670.6" table:style-name="ce14">
            <text:p>13.416.67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9682298.77000004" table:style-name="ce15">
            <text:p>439.682.2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409071.5300000003" table:style-name="ce14">
            <text:p>6.409.072<text:s/></text:p>
          </table:table-cell>
          <table:table-cell office:value-type="float" office:value="19910499.370000001" table:style-name="ce14">
            <text:p>19.910.499<text:s/></text:p>
          </table:table-cell>
          <table:table-cell office:value-type="float" office:value="20793163.280000001" table:style-name="ce14">
            <text:p>20.793.163<text:s/></text:p>
          </table:table-cell>
          <table:table-cell office:value-type="float" office:value="26292112.440000001" table:style-name="ce14">
            <text:p>26.292.112<text:s/></text:p>
          </table:table-cell>
          <table:table-cell office:value-type="float" office:value="52615030.310000002" table:style-name="ce14">
            <text:p>52.615.030<text:s/></text:p>
          </table:table-cell>
          <table:table-cell office:value-type="float" office:value="41289939.060000002" table:style-name="ce14">
            <text:p>41.289.939<text:s/></text:p>
          </table:table-cell>
          <table:table-cell office:value-type="float" office:value="1301360320.6100001" table:style-name="ce14">
            <text:p>1.301.360.321<text:s/></text:p>
          </table:table-cell>
          <table:table-cell office:value-type="float" office:value="26926259.760000002" table:style-name="ce14">
            <text:p>26.926.260<text:s/></text:p>
          </table:table-cell>
          <table:table-cell office:value-type="float" office:value="35073841.060000002" table:style-name="ce14">
            <text:p>35.073.841<text:s/></text:p>
          </table:table-cell>
          <table:table-cell office:value-type="float" office:value="22172947.629999999" table:style-name="ce14">
            <text:p>22.172.948<text:s/></text:p>
          </table:table-cell>
          <table:table-cell office:value-type="float" office:value="140736196.08000001" table:style-name="ce14">
            <text:p>140.736.196<text:s/></text:p>
          </table:table-cell>
          <table:table-cell office:value-type="float" office:value="20116065.75" table:style-name="ce14">
            <text:p>20.116.066<text:s/></text:p>
          </table:table-cell>
          <table:table-cell office:value-type="float" office:value="16437264.51" table:style-name="ce14">
            <text:p>16.437.265<text:s/></text:p>
          </table:table-cell>
          <table:table-cell office:value-type="float" office:value="36457602.229999997" table:style-name="ce14">
            <text:p>36.457.602<text:s/></text:p>
          </table:table-cell>
          <table:table-cell office:value-type="float" office:value="43342425.299999997" table:style-name="ce14">
            <text:p>43.342.425<text:s/></text:p>
          </table:table-cell>
          <table:table-cell office:value-type="float" office:value="58938833.979999997" table:style-name="ce14">
            <text:p>58.938.834<text:s/></text:p>
          </table:table-cell>
          <table:table-cell office:value-type="float" office:value="17953131.239999998" table:style-name="ce14">
            <text:p>17.953.131<text:s/></text:p>
          </table:table-cell>
          <table:table-cell office:value-type="float" office:value="62141149.659999996" table:style-name="ce14">
            <text:p>62.141.150<text:s/></text:p>
          </table:table-cell>
          <table:table-cell office:value-type="float" office:value="251177362.41999999" table:style-name="ce14">
            <text:p>251.177.362<text:s/></text:p>
          </table:table-cell>
          <table:table-cell office:value-type="float" office:value="33759572.329999998" table:style-name="ce14">
            <text:p>33.759.572<text:s/></text:p>
          </table:table-cell>
          <table:table-cell office:value-type="float" office:value="19034577.609999999" table:style-name="ce14">
            <text:p>19.034.578<text:s/></text:p>
          </table:table-cell>
          <table:table-cell office:value-type="float" office:value="13247308.24" table:style-name="ce14">
            <text:p>13.247.308<text:s/></text:p>
          </table:table-cell>
          <table:table-cell office:value-type="float" office:value="101897714.93000001" table:style-name="ce14">
            <text:p>101.897.715<text:s/></text:p>
          </table:table-cell>
          <table:table-cell office:value-type="float" office:value="43777047.549999997" table:style-name="ce14">
            <text:p>43.777.048<text:s/></text:p>
          </table:table-cell>
          <table:table-cell office:value-type="float" office:value="15255913.09" table:style-name="ce14">
            <text:p>15.255.913<text:s/></text:p>
          </table:table-cell>
          <table:table-cell office:value-type="float" office:value="122510910.95999999" table:style-name="ce14">
            <text:p>122.510.911<text:s/></text:p>
          </table:table-cell>
          <table:table-cell office:value-type="float" office:value="8597356.2799999993" table:style-name="ce14">
            <text:p>8.597.356<text:s/></text:p>
          </table:table-cell>
          <table:table-cell office:value-type="float" office:value="2558223617.2100005" table:style-name="ce15">
            <text:p>2.558.223.6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521286.71" table:style-name="ce14">
            <text:p>1.521.287<text:s/></text:p>
          </table:table-cell>
          <table:table-cell office:value-type="float" office:value="6318831.8999999994" table:style-name="ce14">
            <text:p>6.318.832<text:s/></text:p>
          </table:table-cell>
          <table:table-cell office:value-type="float" office:value="24283154.440000001" table:style-name="ce14">
            <text:p>24.283.154<text:s/></text:p>
          </table:table-cell>
          <table:table-cell office:value-type="float" office:value="1989798.91" table:style-name="ce14">
            <text:p>1.989.799<text:s/></text:p>
          </table:table-cell>
          <table:table-cell office:value-type="float" office:value="20805065.039999999" table:style-name="ce14">
            <text:p>20.805.065<text:s/></text:p>
          </table:table-cell>
          <table:table-cell office:value-type="float" office:value="23540918.300000001" table:style-name="ce14">
            <text:p>23.540.918<text:s/></text:p>
          </table:table-cell>
          <table:table-cell office:value-type="float" office:value="451361781.22999996" table:style-name="ce14">
            <text:p>451.361.781<text:s/></text:p>
          </table:table-cell>
          <table:table-cell office:value-type="float" office:value="14324420.060000002" table:style-name="ce14">
            <text:p>14.324.420<text:s/></text:p>
          </table:table-cell>
          <table:table-cell office:value-type="float" office:value="27525513.039999999" table:style-name="ce14">
            <text:p>27.525.513<text:s/></text:p>
          </table:table-cell>
          <table:table-cell office:value-type="float" office:value="7012791.5599999996" table:style-name="ce14">
            <text:p>7.012.792<text:s/></text:p>
          </table:table-cell>
          <table:table-cell office:value-type="float" office:value="52300051.529999994" table:style-name="ce14">
            <text:p>52.300.052<text:s/></text:p>
          </table:table-cell>
          <table:table-cell office:value-type="float" office:value="14701314.459999999" table:style-name="ce14">
            <text:p>14.701.314<text:s/></text:p>
          </table:table-cell>
          <table:table-cell office:value-type="float" office:value="23210125.460000001" table:style-name="ce14">
            <text:p>23.210.125<text:s/></text:p>
          </table:table-cell>
          <table:table-cell office:value-type="float" office:value="12907133.68" table:style-name="ce14">
            <text:p>12.907.134<text:s/></text:p>
          </table:table-cell>
          <table:table-cell office:value-type="float" office:value="8032997.5099999988" table:style-name="ce14">
            <text:p>8.032.998<text:s/></text:p>
          </table:table-cell>
          <table:table-cell office:value-type="float" office:value="29874638.300000001" table:style-name="ce14">
            <text:p>29.874.638<text:s/></text:p>
          </table:table-cell>
          <table:table-cell office:value-type="float" office:value="3607113.26" table:style-name="ce14">
            <text:p>3.607.113<text:s/></text:p>
          </table:table-cell>
          <table:table-cell office:value-type="float" office:value="59965682.020000003" table:style-name="ce14">
            <text:p>59.965.682<text:s/></text:p>
          </table:table-cell>
          <table:table-cell office:value-type="float" office:value="319314162.56999999" table:style-name="ce14">
            <text:p>319.314.163<text:s/></text:p>
          </table:table-cell>
          <table:table-cell office:value-type="float" office:value="6390461.3900000006" table:style-name="ce14">
            <text:p>6.390.461<text:s/></text:p>
          </table:table-cell>
          <table:table-cell office:value-type="float" office:value="3257576.88" table:style-name="ce14">
            <text:p>3.257.577<text:s/></text:p>
          </table:table-cell>
          <table:table-cell office:value-type="float" office:value="1314784.8" table:style-name="ce14">
            <text:p>1.314.785<text:s/></text:p>
          </table:table-cell>
          <table:table-cell office:value-type="float" office:value="53023506.449999996" table:style-name="ce14">
            <text:p>53.023.506<text:s/></text:p>
          </table:table-cell>
          <table:table-cell office:value-type="float" office:value="102276876.92999999" table:style-name="ce14">
            <text:p>102.276.877<text:s/></text:p>
          </table:table-cell>
          <table:table-cell office:value-type="float" office:value="4361319.25" table:style-name="ce14">
            <text:p>4.361.319<text:s/></text:p>
          </table:table-cell>
          <table:table-cell office:value-type="float" office:value="658944225.84000003" table:style-name="ce14">
            <text:p>658.944.226<text:s/></text:p>
          </table:table-cell>
          <table:table-cell office:value-type="float" office:value="4761277.8" table:style-name="ce14">
            <text:p>4.761.278<text:s/></text:p>
          </table:table-cell>
          <table:table-cell office:value-type="float" office:value="1936926809.3199999" table:style-name="ce15">
            <text:p>1.936.926.809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9826087.880000003" table:style-name="ce20">
            <text:p>39.826.088<text:s/></text:p>
          </table:table-cell>
          <table:table-cell office:value-type="float" office:value="164822256.63" table:style-name="ce20">
            <text:p>164.822.257<text:s/></text:p>
          </table:table-cell>
          <table:table-cell office:value-type="float" office:value="1092120165.05" table:style-name="ce20">
            <text:p>1.092.120.165<text:s/></text:p>
          </table:table-cell>
          <table:table-cell office:value-type="float" office:value="51595284.420000002" table:style-name="ce20">
            <text:p>51.595.284<text:s/></text:p>
          </table:table-cell>
          <table:table-cell office:value-type="float" office:value="1176200068.28" table:style-name="ce20">
            <text:p>1.176.200.068<text:s/></text:p>
          </table:table-cell>
          <table:table-cell office:value-type="float" office:value="772073632.63" table:style-name="ce20">
            <text:p>772.073.633<text:s/></text:p>
          </table:table-cell>
          <table:table-cell office:value-type="float" office:value="7974451528.04" table:style-name="ce20">
            <text:p>7.974.451.528<text:s/></text:p>
          </table:table-cell>
          <table:table-cell office:value-type="float" office:value="905230793.41999996" table:style-name="ce20">
            <text:p>905.230.793<text:s/></text:p>
          </table:table-cell>
          <table:table-cell office:value-type="float" office:value="693758745.73000002" table:style-name="ce20">
            <text:p>693.758.746<text:s/></text:p>
          </table:table-cell>
          <table:table-cell office:value-type="float" office:value="311795645.68000001" table:style-name="ce20">
            <text:p>311.795.646<text:s/></text:p>
          </table:table-cell>
          <table:table-cell office:value-type="float" office:value="3101047618.3400002" table:style-name="ce20">
            <text:p>3.101.047.618<text:s/></text:p>
          </table:table-cell>
          <table:table-cell office:value-type="float" office:value="285311063.39000005" table:style-name="ce20">
            <text:p>285.311.063<text:s/></text:p>
          </table:table-cell>
          <table:table-cell office:value-type="float" office:value="382367134.52000004" table:style-name="ce20">
            <text:p>382.367.135<text:s/></text:p>
          </table:table-cell>
          <table:table-cell office:value-type="float" office:value="566627844.12" table:style-name="ce20">
            <text:p>566.627.844<text:s/></text:p>
          </table:table-cell>
          <table:table-cell office:value-type="float" office:value="251606506.66999999" table:style-name="ce20">
            <text:p>251.606.507<text:s/></text:p>
          </table:table-cell>
          <table:table-cell office:value-type="float" office:value="1116437990.8000002" table:style-name="ce20">
            <text:p>1.116.437.991<text:s/></text:p>
          </table:table-cell>
          <table:table-cell office:value-type="float" office:value="151812864.66999999" table:style-name="ce20">
            <text:p>151.812.865<text:s/></text:p>
          </table:table-cell>
          <table:table-cell office:value-type="float" office:value="3050672717.5099998" table:style-name="ce20">
            <text:p>3.050.672.718<text:s/></text:p>
          </table:table-cell>
          <table:table-cell office:value-type="float" office:value="9945808935.9099998" table:style-name="ce20">
            <text:p>9.945.808.936<text:s/></text:p>
          </table:table-cell>
          <table:table-cell office:value-type="float" office:value="232220165.27000001" table:style-name="ce20">
            <text:p>232.220.165<text:s/></text:p>
          </table:table-cell>
          <table:table-cell office:value-type="float" office:value="139255939.27000001" table:style-name="ce20">
            <text:p>139.255.939<text:s/></text:p>
          </table:table-cell>
          <table:table-cell office:value-type="float" office:value="53498588.050000004" table:style-name="ce20">
            <text:p>53.498.588<text:s/></text:p>
          </table:table-cell>
          <table:table-cell office:value-type="float" office:value="2810672540.4899998" table:style-name="ce20">
            <text:p>2.810.672.540<text:s/></text:p>
          </table:table-cell>
          <table:table-cell office:value-type="float" office:value="2365725102.5799999" table:style-name="ce20">
            <text:p>2.365.725.103<text:s/></text:p>
          </table:table-cell>
          <table:table-cell office:value-type="float" office:value="148674110.99000001" table:style-name="ce20">
            <text:p>148.674.111<text:s/></text:p>
          </table:table-cell>
          <table:table-cell office:value-type="float" office:value="28314760751.330002" table:style-name="ce20">
            <text:p>28.314.760.751<text:s/></text:p>
          </table:table-cell>
          <table:table-cell office:value-type="float" office:value="82597699.580000013" table:style-name="ce20">
            <text:p>82.597.700<text:s/></text:p>
          </table:table-cell>
          <table:table-cell office:value-type="float" office:value="66180971781.25" table:style-name="ce21">
            <text:p>66.180.971.78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3462296.039383501" table:style-name="ce24">
            <text:p>53.462.296<text:s/></text:p>
          </table:table-cell>
          <table:table-cell office:value-type="float" office:value="143966779.83598974" table:style-name="ce24">
            <text:p>143.966.780<text:s/></text:p>
          </table:table-cell>
          <table:table-cell office:value-type="float" office:value="195162150.00481597" table:style-name="ce24">
            <text:p>195.162.150<text:s/></text:p>
          </table:table-cell>
          <table:table-cell office:value-type="float" office:value="31784312.044683646" table:style-name="ce24">
            <text:p>31.784.312<text:s/></text:p>
          </table:table-cell>
          <table:table-cell office:value-type="float" office:value="796734370.04799545" table:style-name="ce24">
            <text:p>796.734.370<text:s/></text:p>
          </table:table-cell>
          <table:table-cell office:value-type="float" office:value="584802382.99908495" table:style-name="ce24">
            <text:p>584.802.383<text:s/></text:p>
          </table:table-cell>
          <table:table-cell office:value-type="float" office:value="1553997926.3478358" table:style-name="ce24">
            <text:p>1.553.997.926<text:s/></text:p>
          </table:table-cell>
          <table:table-cell office:value-type="float" office:value="436879655.99993211" table:style-name="ce24">
            <text:p>436.879.656<text:s/></text:p>
          </table:table-cell>
          <table:table-cell office:value-type="float" office:value="414357186.27455127" table:style-name="ce24">
            <text:p>414.357.186<text:s/></text:p>
          </table:table-cell>
          <table:table-cell office:value-type="float" office:value="201143684.04779118" table:style-name="ce24">
            <text:p>201.143.684<text:s/></text:p>
          </table:table-cell>
          <table:table-cell office:value-type="float" office:value="2110806803.7437613" table:style-name="ce24">
            <text:p>2.110.806.804<text:s/></text:p>
          </table:table-cell>
          <table:table-cell office:value-type="float" office:value="253340660.41839275" table:style-name="ce24">
            <text:p>253.340.660<text:s/></text:p>
          </table:table-cell>
          <table:table-cell office:value-type="float" office:value="325090184.28932261" table:style-name="ce24">
            <text:p>325.090.184<text:s/></text:p>
          </table:table-cell>
          <table:table-cell office:value-type="float" office:value="366678281.84757537" table:style-name="ce24">
            <text:p>366.678.282<text:s/></text:p>
          </table:table-cell>
          <table:table-cell office:value-type="float" office:value="210769761.53320545" table:style-name="ce24">
            <text:p>210.769.762<text:s/></text:p>
          </table:table-cell>
          <table:table-cell office:value-type="float" office:value="612142906.11195588" table:style-name="ce24">
            <text:p>612.142.906<text:s/></text:p>
          </table:table-cell>
          <table:table-cell office:value-type="float" office:value="142128431.53937575" table:style-name="ce24">
            <text:p>142.128.432<text:s/></text:p>
          </table:table-cell>
          <table:table-cell office:value-type="float" office:value="1801239802.4684441" table:style-name="ce24">
            <text:p>1.801.239.802<text:s/></text:p>
          </table:table-cell>
          <table:table-cell office:value-type="float" office:value="3607849040.3765445" table:style-name="ce24">
            <text:p>3.607.849.040<text:s/></text:p>
          </table:table-cell>
          <table:table-cell office:value-type="float" office:value="182856189.19536972" table:style-name="ce24">
            <text:p>182.856.189<text:s/></text:p>
          </table:table-cell>
          <table:table-cell office:value-type="float" office:value="92564891.624863401" table:style-name="ce24">
            <text:p>92.564.892<text:s/></text:p>
          </table:table-cell>
          <table:table-cell office:value-type="float" office:value="37274636.648011662" table:style-name="ce24">
            <text:p>37.274.637<text:s/></text:p>
          </table:table-cell>
          <table:table-cell office:value-type="float" office:value="2002805734.7367296" table:style-name="ce24">
            <text:p>2.002.805.735<text:s/></text:p>
          </table:table-cell>
          <table:table-cell office:value-type="float" office:value="1308204930.256398" table:style-name="ce24">
            <text:p>1.308.204.930<text:s/></text:p>
          </table:table-cell>
          <table:table-cell office:value-type="float" office:value="147717925.19697735" table:style-name="ce24">
            <text:p>147.717.925<text:s/></text:p>
          </table:table-cell>
          <table:table-cell office:value-type="float" office:value="13481321722.397987" table:style-name="ce24">
            <text:p>13.481.321.722<text:s/></text:p>
          </table:table-cell>
          <table:table-cell office:value-type="float" office:value="58688390.043003865" table:style-name="ce24">
            <text:p>58.688.390<text:s/></text:p>
          </table:table-cell>
          <table:table-cell office:value-type="float" office:value="31153771036.069981" table:style-name="ce25">
            <text:p>31.153.771.03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0694377.969852678" table:style-name="ce27">
            <text:p>50.694.378<text:s/></text:p>
          </table:table-cell>
          <table:table-cell office:value-type="float" office:value="135866653.08227372" table:style-name="ce27">
            <text:p>135.866.653<text:s/></text:p>
          </table:table-cell>
          <table:table-cell office:value-type="float" office:value="176909475.22882718" table:style-name="ce27">
            <text:p>176.909.475<text:s/></text:p>
          </table:table-cell>
          <table:table-cell office:value-type="float" office:value="30276728.10741543" table:style-name="ce27">
            <text:p>30.276.728<text:s/></text:p>
          </table:table-cell>
          <table:table-cell office:value-type="float" office:value="735710050.23813176" table:style-name="ce27">
            <text:p>735.710.050<text:s/></text:p>
          </table:table-cell>
          <table:table-cell office:value-type="float" office:value="530125787.78979594" table:style-name="ce27">
            <text:p>530.125.788<text:s/></text:p>
          </table:table-cell>
          <table:table-cell office:value-type="float" office:value="1423327818.7712088" table:style-name="ce27">
            <text:p>1.423.327.819<text:s/></text:p>
          </table:table-cell>
          <table:table-cell office:value-type="float" office:value="400662329.8127225" table:style-name="ce27">
            <text:p>400.662.330<text:s/></text:p>
          </table:table-cell>
          <table:table-cell office:value-type="float" office:value="381297036.74546719" table:style-name="ce27">
            <text:p>381.297.037<text:s/></text:p>
          </table:table-cell>
          <table:table-cell office:value-type="float" office:value="186303999.34832421" table:style-name="ce27">
            <text:p>186.303.999<text:s/></text:p>
          </table:table-cell>
          <table:table-cell office:value-type="float" office:value="1921315918.4474325" table:style-name="ce27">
            <text:p>1.921.315.918<text:s/></text:p>
          </table:table-cell>
          <table:table-cell office:value-type="float" office:value="232418896.67363504" table:style-name="ce27">
            <text:p>232.418.897<text:s/></text:p>
          </table:table-cell>
          <table:table-cell office:value-type="float" office:value="298096638.70577109" table:style-name="ce27">
            <text:p>298.096.639<text:s/></text:p>
          </table:table-cell>
          <table:table-cell office:value-type="float" office:value="340043227.98345929" table:style-name="ce27">
            <text:p>340.043.228<text:s/></text:p>
          </table:table-cell>
          <table:table-cell office:value-type="float" office:value="198357486.53584108" table:style-name="ce27">
            <text:p>198.357.487<text:s/></text:p>
          </table:table-cell>
          <table:table-cell office:value-type="float" office:value="552605932.20159113" table:style-name="ce27">
            <text:p>552.605.932<text:s/></text:p>
          </table:table-cell>
          <table:table-cell office:value-type="float" office:value="133663283.60543942" table:style-name="ce27">
            <text:p>133.663.284<text:s/></text:p>
          </table:table-cell>
          <table:table-cell office:value-type="float" office:value="1629643430.1933529" table:style-name="ce27">
            <text:p>1.629.643.430<text:s/></text:p>
          </table:table-cell>
          <table:table-cell office:value-type="float" office:value="3250893834.5060325" table:style-name="ce27">
            <text:p>3.250.893.835<text:s/></text:p>
          </table:table-cell>
          <table:table-cell office:value-type="float" office:value="169447246.10931945" table:style-name="ce27">
            <text:p>169.447.246<text:s/></text:p>
          </table:table-cell>
          <table:table-cell office:value-type="float" office:value="86252535.730648831" table:style-name="ce27">
            <text:p>86.252.536<text:s/></text:p>
          </table:table-cell>
          <table:table-cell office:value-type="float" office:value="35594329.913619772" table:style-name="ce27">
            <text:p>35.594.330<text:s/></text:p>
          </table:table-cell>
          <table:table-cell office:value-type="float" office:value="1817449650.8316996" table:style-name="ce27">
            <text:p>1.817.449.651<text:s/></text:p>
          </table:table-cell>
          <table:table-cell office:value-type="float" office:value="1182566615.295759" table:style-name="ce27">
            <text:p>1.182.566.615<text:s/></text:p>
          </table:table-cell>
          <table:table-cell office:value-type="float" office:value="139086425.69384518" table:style-name="ce27">
            <text:p>139.086.426<text:s/></text:p>
          </table:table-cell>
          <table:table-cell office:value-type="float" office:value="12009320400.71731" table:style-name="ce27">
            <text:p>12.009.320.401<text:s/></text:p>
          </table:table-cell>
          <table:table-cell office:value-type="float" office:value="54487196.941205211" table:style-name="ce27">
            <text:p>54.487.197<text:s/></text:p>
          </table:table-cell>
          <table:table-cell office:value-type="float" office:value="28102417307.179981" table:style-name="ce28">
            <text:p>28.102.417.30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767918.0695308209" table:style-name="ce27">
            <text:p>2.767.918<text:s/></text:p>
          </table:table-cell>
          <table:table-cell office:value-type="float" office:value="8100126.7537160255" table:style-name="ce27">
            <text:p>8.100.127<text:s/></text:p>
          </table:table-cell>
          <table:table-cell office:value-type="float" office:value="18252674.775988776" table:style-name="ce27">
            <text:p>18.252.675<text:s/></text:p>
          </table:table-cell>
          <table:table-cell office:value-type="float" office:value="1507583.937268215" table:style-name="ce27">
            <text:p>1.507.584<text:s/></text:p>
          </table:table-cell>
          <table:table-cell office:value-type="float" office:value="61024319.809863657" table:style-name="ce27">
            <text:p>61.024.320<text:s/></text:p>
          </table:table-cell>
          <table:table-cell office:value-type="float" office:value="54676595.209289014" table:style-name="ce27">
            <text:p>54.676.595<text:s/></text:p>
          </table:table-cell>
          <table:table-cell office:value-type="float" office:value="130670107.57662709" table:style-name="ce27">
            <text:p>130.670.108<text:s/></text:p>
          </table:table-cell>
          <table:table-cell office:value-type="float" office:value="36217326.187209591" table:style-name="ce27">
            <text:p>36.217.326<text:s/></text:p>
          </table:table-cell>
          <table:table-cell office:value-type="float" office:value="33060149.52908409" table:style-name="ce27">
            <text:p>33.060.150<text:s/></text:p>
          </table:table-cell>
          <table:table-cell office:value-type="float" office:value="14839684.699466979" table:style-name="ce27">
            <text:p>14.839.685<text:s/></text:p>
          </table:table-cell>
          <table:table-cell office:value-type="float" office:value="189490885.29632875" table:style-name="ce27">
            <text:p>189.490.885<text:s/></text:p>
          </table:table-cell>
          <table:table-cell office:value-type="float" office:value="20921763.744757716" table:style-name="ce27">
            <text:p>20.921.764<text:s/></text:p>
          </table:table-cell>
          <table:table-cell office:value-type="float" office:value="26993545.583551504" table:style-name="ce27">
            <text:p>26.993.546<text:s/></text:p>
          </table:table-cell>
          <table:table-cell office:value-type="float" office:value="26635053.864116073" table:style-name="ce27">
            <text:p>26.635.054<text:s/></text:p>
          </table:table-cell>
          <table:table-cell office:value-type="float" office:value="12412274.997364368" table:style-name="ce27">
            <text:p>12.412.275<text:s/></text:p>
          </table:table-cell>
          <table:table-cell office:value-type="float" office:value="59536973.910364702" table:style-name="ce27">
            <text:p>59.536.974<text:s/></text:p>
          </table:table-cell>
          <table:table-cell office:value-type="float" office:value="8465147.933936337" table:style-name="ce27">
            <text:p>8.465.148<text:s/></text:p>
          </table:table-cell>
          <table:table-cell office:value-type="float" office:value="171596372.27509123" table:style-name="ce27">
            <text:p>171.596.372<text:s/></text:p>
          </table:table-cell>
          <table:table-cell office:value-type="float" office:value="356955205.87051201" table:style-name="ce27">
            <text:p>356.955.206<text:s/></text:p>
          </table:table-cell>
          <table:table-cell office:value-type="float" office:value="13408943.086050285" table:style-name="ce27">
            <text:p>13.408.943<text:s/></text:p>
          </table:table-cell>
          <table:table-cell office:value-type="float" office:value="6312355.894214564" table:style-name="ce27">
            <text:p>6.312.356<text:s/></text:p>
          </table:table-cell>
          <table:table-cell office:value-type="float" office:value="1680306.734391893" table:style-name="ce27">
            <text:p>1.680.307<text:s/></text:p>
          </table:table-cell>
          <table:table-cell office:value-type="float" office:value="185356083.90503013" table:style-name="ce27">
            <text:p>185.356.084<text:s/></text:p>
          </table:table-cell>
          <table:table-cell office:value-type="float" office:value="125638314.9606389" table:style-name="ce27">
            <text:p>125.638.315<text:s/></text:p>
          </table:table-cell>
          <table:table-cell office:value-type="float" office:value="8631499.5031321775" table:style-name="ce27">
            <text:p>8.631.500<text:s/></text:p>
          </table:table-cell>
          <table:table-cell office:value-type="float" office:value="1472001321.6806769" table:style-name="ce27">
            <text:p>1.472.001.322<text:s/></text:p>
          </table:table-cell>
          <table:table-cell office:value-type="float" office:value="4201193.1017986527" table:style-name="ce27">
            <text:p>4.201.193<text:s/></text:p>
          </table:table-cell>
          <table:table-cell office:value-type="float" office:value="3051353728.8900008" table:style-name="ce28">
            <text:p>3.051.353.72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3288383.919383496" table:style-name="ce20">
            <text:p>93.288.384<text:s/></text:p>
          </table:table-cell>
          <table:table-cell office:value-type="float" office:value="308789036.46598971" table:style-name="ce20">
            <text:p>308.789.036<text:s/></text:p>
          </table:table-cell>
          <table:table-cell office:value-type="float" office:value="1287282315.054816" table:style-name="ce20">
            <text:p>1.287.282.315<text:s/></text:p>
          </table:table-cell>
          <table:table-cell office:value-type="float" office:value="83379596.464683652" table:style-name="ce20">
            <text:p>83.379.596<text:s/></text:p>
          </table:table-cell>
          <table:table-cell office:value-type="float" office:value="1972934438.3279953" table:style-name="ce20">
            <text:p>1.972.934.438<text:s/></text:p>
          </table:table-cell>
          <table:table-cell office:value-type="float" office:value="1356876015.6290851" table:style-name="ce20">
            <text:p>1.356.876.016<text:s/></text:p>
          </table:table-cell>
          <table:table-cell office:value-type="float" office:value="9528449454.3878365" table:style-name="ce20">
            <text:p>9.528.449.454<text:s/></text:p>
          </table:table-cell>
          <table:table-cell office:value-type="float" office:value="1342110449.4199321" table:style-name="ce20">
            <text:p>1.342.110.449<text:s/></text:p>
          </table:table-cell>
          <table:table-cell office:value-type="float" office:value="1108115932.0045514" table:style-name="ce20">
            <text:p>1.108.115.932<text:s/></text:p>
          </table:table-cell>
          <table:table-cell office:value-type="float" office:value="512939329.72779119" table:style-name="ce20">
            <text:p>512.939.330<text:s/></text:p>
          </table:table-cell>
          <table:table-cell office:value-type="float" office:value="5211854422.0837612" table:style-name="ce20">
            <text:p>5.211.854.422<text:s/></text:p>
          </table:table-cell>
          <table:table-cell office:value-type="float" office:value="538651723.80839276" table:style-name="ce20">
            <text:p>538.651.724<text:s/></text:p>
          </table:table-cell>
          <table:table-cell office:value-type="float" office:value="707457318.8093226" table:style-name="ce20">
            <text:p>707.457.319<text:s/></text:p>
          </table:table-cell>
          <table:table-cell office:value-type="float" office:value="933306125.96757531" table:style-name="ce20">
            <text:p>933.306.126<text:s/></text:p>
          </table:table-cell>
          <table:table-cell office:value-type="float" office:value="462376268.20320547" table:style-name="ce20">
            <text:p>462.376.268<text:s/></text:p>
          </table:table-cell>
          <table:table-cell office:value-type="float" office:value="1728580896.9119561" table:style-name="ce20">
            <text:p>1.728.580.897<text:s/></text:p>
          </table:table-cell>
          <table:table-cell office:value-type="float" office:value="293941296.20937574" table:style-name="ce20">
            <text:p>293.941.296<text:s/></text:p>
          </table:table-cell>
          <table:table-cell office:value-type="float" office:value="4851912519.9784441" table:style-name="ce20">
            <text:p>4.851.912.520<text:s/></text:p>
          </table:table-cell>
          <table:table-cell office:value-type="float" office:value="13553657976.286545" table:style-name="ce20">
            <text:p>13.553.657.976<text:s/></text:p>
          </table:table-cell>
          <table:table-cell office:value-type="float" office:value="415076354.4653697" table:style-name="ce20">
            <text:p>415.076.354<text:s/></text:p>
          </table:table-cell>
          <table:table-cell office:value-type="float" office:value="231820830.89486343" table:style-name="ce20">
            <text:p>231.820.831<text:s/></text:p>
          </table:table-cell>
          <table:table-cell office:value-type="float" office:value="90773224.698011667" table:style-name="ce20">
            <text:p>90.773.225<text:s/></text:p>
          </table:table-cell>
          <table:table-cell office:value-type="float" office:value="4813478275.2267294" table:style-name="ce20">
            <text:p>4.813.478.275<text:s/></text:p>
          </table:table-cell>
          <table:table-cell office:value-type="float" office:value="3673930032.8363981" table:style-name="ce20">
            <text:p>3.673.930.033<text:s/></text:p>
          </table:table-cell>
          <table:table-cell office:value-type="float" office:value="296392036.18697739" table:style-name="ce20">
            <text:p>296.392.036<text:s/></text:p>
          </table:table-cell>
          <table:table-cell office:value-type="float" office:value="41796082473.727989" table:style-name="ce20">
            <text:p>41.796.082.474<text:s/></text:p>
          </table:table-cell>
          <table:table-cell office:value-type="float" office:value="141286089.62300387" table:style-name="ce20">
            <text:p>141.286.090<text:s/></text:p>
          </table:table-cell>
          <table:table-cell office:value-type="float" office:value="97334742817.319977" table:style-name="ce21">
            <text:p>97.334.742.817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1004715.4309434911" table:style-name="ce14">
            <text:p>1.004.715<text:s/></text:p>
          </table:table-cell>
          <table:table-cell office:value-type="float" office:value="3023485.9057632666" table:style-name="ce14">
            <text:p>3.023.486<text:s/></text:p>
          </table:table-cell>
          <table:table-cell office:value-type="float" office:value="3128766.2850779518" table:style-name="ce14">
            <text:p>3.128.766<text:s/></text:p>
          </table:table-cell>
          <table:table-cell office:value-type="float" office:value="649602.62815150747" table:style-name="ce14">
            <text:p>649.603<text:s/></text:p>
          </table:table-cell>
          <table:table-cell office:value-type="float" office:value="10194740.212455757" table:style-name="ce14">
            <text:p>10.194.740<text:s/></text:p>
          </table:table-cell>
          <table:table-cell office:value-type="float" office:value="8580214.3451900631" table:style-name="ce14">
            <text:p>8.580.214<text:s/></text:p>
          </table:table-cell>
          <table:table-cell office:value-type="float" office:value="13543133.18581951" table:style-name="ce14">
            <text:p>13.543.133<text:s/></text:p>
          </table:table-cell>
          <table:table-cell office:value-type="float" office:value="8425232.161001144" table:style-name="ce14">
            <text:p>8.425.232<text:s/></text:p>
          </table:table-cell>
          <table:table-cell office:value-type="float" office:value="13221401.893830661" table:style-name="ce14">
            <text:p>13.221.402<text:s/></text:p>
          </table:table-cell>
          <table:table-cell office:value-type="float" office:value="3154517.5592643153" table:style-name="ce14">
            <text:p>3.154.518<text:s/></text:p>
          </table:table-cell>
          <table:table-cell office:value-type="float" office:value="44263088.519452274" table:style-name="ce14">
            <text:p>44.263.089<text:s/></text:p>
          </table:table-cell>
          <table:table-cell office:value-type="float" office:value="4867544.4125747243" table:style-name="ce14">
            <text:p>4.867.544<text:s/></text:p>
          </table:table-cell>
          <table:table-cell office:value-type="float" office:value="14953334.622834478" table:style-name="ce14">
            <text:p>14.953.335<text:s/></text:p>
          </table:table-cell>
          <table:table-cell office:value-type="float" office:value="5565654.0010195579" table:style-name="ce14">
            <text:p>5.565.654<text:s/></text:p>
          </table:table-cell>
          <table:table-cell office:value-type="float" office:value="2961523.9199808328" table:style-name="ce14">
            <text:p>2.961.524<text:s/></text:p>
          </table:table-cell>
          <table:table-cell office:value-type="float" office:value="9268756.4488808941" table:style-name="ce14">
            <text:p>9.268.756<text:s/></text:p>
          </table:table-cell>
          <table:table-cell office:value-type="float" office:value="1530637.3627411409" table:style-name="ce14">
            <text:p>1.530.637<text:s/></text:p>
          </table:table-cell>
          <table:table-cell office:value-type="float" office:value="22429957.980136499" table:style-name="ce14">
            <text:p>22.429.958<text:s/></text:p>
          </table:table-cell>
          <table:table-cell office:value-type="float" office:value="1270795590.0779517" table:style-name="ce14">
            <text:p>1.270.795.590<text:s/></text:p>
          </table:table-cell>
          <table:table-cell office:value-type="float" office:value="3450833.1193652563" table:style-name="ce14">
            <text:p>3.450.833<text:s/></text:p>
          </table:table-cell>
          <table:table-cell office:value-type="float" office:value="1802510.3359883893" table:style-name="ce14">
            <text:p>1.802.510<text:s/></text:p>
          </table:table-cell>
          <table:table-cell office:value-type="float" office:value="520645.46969539486" table:style-name="ce14">
            <text:p>520.645<text:s/></text:p>
          </table:table-cell>
          <table:table-cell office:value-type="float" office:value="20713344.140010018" table:style-name="ce14">
            <text:p>20.713.344<text:s/></text:p>
          </table:table-cell>
          <table:table-cell office:value-type="float" office:value="12330484.948693696" table:style-name="ce14">
            <text:p>12.330.485<text:s/></text:p>
          </table:table-cell>
          <table:table-cell office:value-type="float" office:value="2607873.7090860745" table:style-name="ce14">
            <text:p>2.607.874<text:s/></text:p>
          </table:table-cell>
          <table:table-cell office:value-type="float" office:value="175120797.21786091" table:style-name="ce14">
            <text:p>175.120.797<text:s/></text:p>
          </table:table-cell>
          <table:table-cell office:value-type="float" office:value="1354958.286247842" table:style-name="ce14">
            <text:p>1.354.958<text:s/></text:p>
          </table:table-cell>
          <table:table-cell office:value-type="float" office:value="1659463344.1800177" table:style-name="ce15">
            <text:p>1.659.463.344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4293099.350326985" table:style-name="ce20">
            <text:p>94.293.099<text:s/></text:p>
          </table:table-cell>
          <table:table-cell office:value-type="float" office:value="311812522.37175298" table:style-name="ce20">
            <text:p>311.812.522<text:s/></text:p>
          </table:table-cell>
          <table:table-cell office:value-type="float" office:value="1290411081.3398941" table:style-name="ce20">
            <text:p>1.290.411.081<text:s/></text:p>
          </table:table-cell>
          <table:table-cell office:value-type="float" office:value="84029199.092835158" table:style-name="ce20">
            <text:p>84.029.199<text:s/></text:p>
          </table:table-cell>
          <table:table-cell office:value-type="float" office:value="1983129178.540451" table:style-name="ce20">
            <text:p>1.983.129.179<text:s/></text:p>
          </table:table-cell>
          <table:table-cell office:value-type="float" office:value="1365456229.9742751" table:style-name="ce20">
            <text:p>1.365.456.230<text:s/></text:p>
          </table:table-cell>
          <table:table-cell office:value-type="float" office:value="9541992587.5736561" table:style-name="ce20">
            <text:p>9.541.992.588<text:s/></text:p>
          </table:table-cell>
          <table:table-cell office:value-type="float" office:value="1350535681.5809333" table:style-name="ce20">
            <text:p>1.350.535.682<text:s/></text:p>
          </table:table-cell>
          <table:table-cell office:value-type="float" office:value="1121337333.8983822" table:style-name="ce20">
            <text:p>1.121.337.334<text:s/></text:p>
          </table:table-cell>
          <table:table-cell office:value-type="float" office:value="516093847.28705549" table:style-name="ce20">
            <text:p>516.093.847<text:s/></text:p>
          </table:table-cell>
          <table:table-cell office:value-type="float" office:value="5256117510.6032133" table:style-name="ce20">
            <text:p>5.256.117.511<text:s/></text:p>
          </table:table-cell>
          <table:table-cell office:value-type="float" office:value="543519268.22096753" table:style-name="ce20">
            <text:p>543.519.268<text:s/></text:p>
          </table:table-cell>
          <table:table-cell office:value-type="float" office:value="722410653.43215704" table:style-name="ce20">
            <text:p>722.410.653<text:s/></text:p>
          </table:table-cell>
          <table:table-cell office:value-type="float" office:value="938871779.96859491" table:style-name="ce20">
            <text:p>938.871.780<text:s/></text:p>
          </table:table-cell>
          <table:table-cell office:value-type="float" office:value="465337792.12318629" table:style-name="ce20">
            <text:p>465.337.792<text:s/></text:p>
          </table:table-cell>
          <table:table-cell office:value-type="float" office:value="1737849653.360837" table:style-name="ce20">
            <text:p>1.737.849.653<text:s/></text:p>
          </table:table-cell>
          <table:table-cell office:value-type="float" office:value="295471933.57211685" table:style-name="ce20">
            <text:p>295.471.934<text:s/></text:p>
          </table:table-cell>
          <table:table-cell office:value-type="float" office:value="4874342477.958581" table:style-name="ce20">
            <text:p>4.874.342.478<text:s/></text:p>
          </table:table-cell>
          <table:table-cell office:value-type="float" office:value="14824453566.364496" table:style-name="ce20">
            <text:p>14.824.453.566<text:s/></text:p>
          </table:table-cell>
          <table:table-cell office:value-type="float" office:value="418527187.58473498" table:style-name="ce20">
            <text:p>418.527.188<text:s/></text:p>
          </table:table-cell>
          <table:table-cell office:value-type="float" office:value="233623341.23085183" table:style-name="ce20">
            <text:p>233.623.341<text:s/></text:p>
          </table:table-cell>
          <table:table-cell office:value-type="float" office:value="91293870.167707056" table:style-name="ce20">
            <text:p>91.293.870<text:s/></text:p>
          </table:table-cell>
          <table:table-cell office:value-type="float" office:value="4834191619.3667393" table:style-name="ce20">
            <text:p>4.834.191.619<text:s/></text:p>
          </table:table-cell>
          <table:table-cell office:value-type="float" office:value="3686260517.7850919" table:style-name="ce20">
            <text:p>3.686.260.518<text:s/></text:p>
          </table:table-cell>
          <table:table-cell office:value-type="float" office:value="298999909.89606345" table:style-name="ce20">
            <text:p>298.999.910<text:s/></text:p>
          </table:table-cell>
          <table:table-cell office:value-type="float" office:value="41971203270.945847" table:style-name="ce20">
            <text:p>41.971.203.271<text:s/></text:p>
          </table:table-cell>
          <table:table-cell office:value-type="float" office:value="142641047.90925172" table:style-name="ce20">
            <text:p>142.641.048<text:s/></text:p>
          </table:table-cell>
          <table:table-cell office:value-type="float" office:value="98994206161.5" table:style-name="ce21">
            <text:p>98.994.206.162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7-04-27T13:58:19Z</dc:date>
    <meta:print-date>2011-05-12T16:46:54Z</meta:print-date>
    <meta:editing-cycles>38</meta:editing-cycles>
    <meta:editing-duration>PT3960S</meta:editing-duration>
  </office:meta>
</office:document-meta>
</file>